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72046" officeooo:paragraph-rsid="00172046" style:font-weight-asian="bold" style:font-weight-complex="bold"/>
    </style:style>
    <style:style style:name="P2" style:family="paragraph" style:parent-style-name="Standard">
      <style:paragraph-properties fo:text-align="justify" style:justify-single-word="false"/>
      <style:text-properties fo:font-weight="bold" officeooo:rsid="00172046" officeooo:paragraph-rsid="00172046" style:font-weight-asian="bold" style:font-weight-complex="bold"/>
    </style:style>
    <style:style style:name="P3" style:family="paragraph" style:parent-style-name="Standard">
      <style:text-properties fo:font-weight="normal" officeooo:rsid="00155bbf" officeooo:paragraph-rsid="00155bbf" style:font-weight-asian="normal" style:font-weight-complex="normal"/>
    </style:style>
    <style:style style:name="P4" style:family="paragraph" style:parent-style-name="Standard">
      <style:paragraph-properties fo:text-align="justify" style:justify-single-word="false"/>
      <style:text-properties fo:font-weight="normal" officeooo:rsid="00155bbf" officeooo:paragraph-rsid="00155bbf" style:font-weight-asian="normal" style:font-weight-complex="normal"/>
    </style:style>
    <style:style style:name="P5" style:family="paragraph" style:parent-style-name="Standard">
      <style:paragraph-properties fo:text-align="justify" style:justify-single-word="false"/>
      <style:text-properties fo:font-weight="normal" officeooo:rsid="001d41aa" officeooo:paragraph-rsid="001d41aa" style:font-weight-asian="normal" style:font-weight-complex="normal"/>
    </style:style>
    <style:style style:name="P6" style:family="paragraph" style:parent-style-name="Standard">
      <style:paragraph-properties fo:text-align="justify" style:justify-single-word="false"/>
      <style:text-properties fo:font-weight="normal" officeooo:rsid="0028b6ad" officeooo:paragraph-rsid="0028b6ad" style:font-weight-asian="normal" style:font-weight-complex="normal"/>
    </style:style>
    <style:style style:name="P7" style:family="paragraph" style:parent-style-name="Standard">
      <style:paragraph-properties fo:text-align="justify" style:justify-single-word="false"/>
      <style:text-properties fo:font-weight="normal" officeooo:rsid="002cf2d8" officeooo:paragraph-rsid="002cf2d8" style:font-weight-asian="normal" style:font-weight-complex="normal"/>
    </style:style>
    <style:style style:name="P8" style:family="paragraph" style:parent-style-name="Standard">
      <style:paragraph-properties fo:text-align="justify" style:justify-single-word="false"/>
      <style:text-properties fo:font-weight="normal" officeooo:rsid="002ecd7a" officeooo:paragraph-rsid="002ecd7a" style:font-weight-asian="normal" style:font-weight-complex="normal"/>
    </style:style>
    <style:style style:name="P9" style:family="paragraph" style:parent-style-name="Standard">
      <style:paragraph-properties fo:text-align="justify" style:justify-single-word="false"/>
      <style:text-properties fo:font-weight="normal" officeooo:rsid="0030be04" officeooo:paragraph-rsid="002f90a1" style:font-weight-asian="normal" style:font-weight-complex="normal"/>
    </style:style>
    <style:style style:name="P10" style:family="paragraph" style:parent-style-name="Standard">
      <style:paragraph-properties fo:text-align="justify" style:justify-single-word="false"/>
      <style:text-properties fo:font-weight="normal" officeooo:rsid="00329925" officeooo:paragraph-rsid="00315e76" style:font-weight-asian="normal" style:font-weight-complex="normal"/>
    </style:style>
    <style:style style:name="P11" style:family="paragraph" style:parent-style-name="Standard">
      <style:paragraph-properties fo:text-align="justify" style:justify-single-word="false"/>
      <style:text-properties fo:font-weight="normal" officeooo:rsid="00329925" officeooo:paragraph-rsid="00329925" style:font-weight-asian="normal" style:font-weight-complex="normal"/>
    </style:style>
    <style:style style:name="P12" style:family="paragraph" style:parent-style-name="Standard">
      <style:paragraph-properties fo:text-align="justify" style:justify-single-word="false"/>
      <style:text-properties fo:font-weight="normal" officeooo:rsid="0033631d" officeooo:paragraph-rsid="0033631d" style:font-weight-asian="normal" style:font-weight-complex="normal"/>
    </style:style>
    <style:style style:name="P13" style:family="paragraph" style:parent-style-name="Standard">
      <style:paragraph-properties fo:text-align="justify" style:justify-single-word="false"/>
      <style:text-properties fo:font-weight="normal" officeooo:rsid="0034d289" officeooo:paragraph-rsid="0034d289" style:font-weight-asian="normal" style:font-weight-complex="normal"/>
    </style:style>
    <style:style style:name="P14" style:family="paragraph" style:parent-style-name="Standard">
      <style:paragraph-properties fo:text-align="justify" style:justify-single-word="false"/>
      <style:text-properties fo:font-weight="normal" officeooo:rsid="00362de2" officeooo:paragraph-rsid="00362de2" style:font-weight-asian="normal" style:font-weight-complex="normal"/>
    </style:style>
    <style:style style:name="P15" style:family="paragraph" style:parent-style-name="Standard">
      <style:text-properties fo:font-weight="normal" officeooo:rsid="00378494" officeooo:paragraph-rsid="00378494" style:font-weight-asian="normal" style:font-weight-complex="normal"/>
    </style:style>
    <style:style style:name="P16" style:family="paragraph" style:parent-style-name="Standard">
      <style:paragraph-properties fo:text-align="justify" style:justify-single-word="false"/>
      <style:text-properties fo:font-weight="normal" officeooo:rsid="00378494" officeooo:paragraph-rsid="003978a7" style:font-weight-asian="normal" style:font-weight-complex="normal"/>
    </style:style>
    <style:style style:name="P17" style:family="paragraph" style:parent-style-name="Standard">
      <style:paragraph-properties fo:text-align="justify" style:justify-single-word="false"/>
      <style:text-properties fo:font-weight="normal" officeooo:rsid="003978a7" officeooo:paragraph-rsid="003978a7" style:font-weight-asian="normal" style:font-weight-complex="normal"/>
    </style:style>
    <style:style style:name="P18" style:family="paragraph" style:parent-style-name="Standard">
      <style:paragraph-properties fo:text-align="justify" style:justify-single-word="false"/>
      <style:text-properties fo:font-weight="normal" officeooo:rsid="001acb19" officeooo:paragraph-rsid="001acb19" style:font-weight-asian="normal" style:font-weight-complex="normal"/>
    </style:style>
    <style:style style:name="P19" style:family="paragraph" style:parent-style-name="Standard">
      <style:paragraph-properties fo:text-align="justify" style:justify-single-word="false"/>
      <style:text-properties fo:font-weight="normal" officeooo:rsid="001cb211" officeooo:paragraph-rsid="001cb211" style:font-weight-asian="normal" style:font-weight-complex="normal"/>
    </style:style>
    <style:style style:name="P20" style:family="paragraph" style:parent-style-name="Standard">
      <style:paragraph-properties fo:text-align="justify" style:justify-single-word="false"/>
      <style:text-properties fo:font-weight="normal" officeooo:rsid="001d04d2" officeooo:paragraph-rsid="001d04d2" style:font-weight-asian="normal" style:font-weight-complex="normal"/>
    </style:style>
    <style:style style:name="P21" style:family="paragraph" style:parent-style-name="Standard">
      <style:paragraph-properties fo:text-align="justify" style:justify-single-word="false"/>
      <style:text-properties fo:font-weight="normal" officeooo:rsid="001d0919" officeooo:paragraph-rsid="001d0919" style:font-weight-asian="normal" style:font-weight-complex="normal"/>
    </style:style>
    <style:style style:name="P22" style:family="paragraph" style:parent-style-name="Standard">
      <style:paragraph-properties fo:text-align="justify" style:justify-single-word="false"/>
      <style:text-properties fo:font-weight="normal" officeooo:rsid="00172046" officeooo:paragraph-rsid="00172046" style:font-weight-asian="normal" style:font-weight-complex="normal"/>
    </style:style>
    <style:style style:name="P23" style:family="paragraph" style:parent-style-name="Standard">
      <style:paragraph-properties fo:text-align="justify" style:justify-single-word="false"/>
      <style:text-properties fo:font-weight="normal" officeooo:rsid="0021e133" officeooo:paragraph-rsid="0021e133" style:font-weight-asian="normal" style:font-weight-complex="normal"/>
    </style:style>
    <style:style style:name="P24" style:family="paragraph" style:parent-style-name="Standard">
      <style:paragraph-properties fo:text-align="justify" style:justify-single-word="false"/>
      <style:text-properties fo:font-weight="normal" officeooo:rsid="0022c3af" officeooo:paragraph-rsid="0022c3af" style:font-weight-asian="normal" style:font-weight-complex="normal"/>
    </style:style>
    <style:style style:name="P25" style:family="paragraph" style:parent-style-name="Standard">
      <style:paragraph-properties fo:text-align="justify" style:justify-single-word="false"/>
      <style:text-properties fo:font-weight="normal" officeooo:rsid="00270247" officeooo:paragraph-rsid="00270247" style:font-weight-asian="normal" style:font-weight-complex="normal"/>
    </style:style>
    <style:style style:name="P26" style:family="paragraph" style:parent-style-name="Standard">
      <style:paragraph-properties fo:text-align="justify" style:justify-single-word="false"/>
      <style:text-properties fo:font-weight="normal" officeooo:rsid="002863a7" officeooo:paragraph-rsid="002863a7" style:font-weight-asian="normal" style:font-weight-complex="normal"/>
    </style:style>
    <style:style style:name="P27" style:family="paragraph" style:parent-style-name="Standard">
      <style:paragraph-properties fo:text-align="justify" style:justify-single-word="false"/>
      <style:text-properties fo:font-weight="normal" officeooo:rsid="0028966d" officeooo:paragraph-rsid="0028966d" style:font-weight-asian="normal" style:font-weight-complex="normal"/>
    </style:style>
    <style:style style:name="P28" style:family="paragraph" style:parent-style-name="Standard">
      <style:paragraph-properties fo:text-align="justify" style:justify-single-word="false"/>
      <style:text-properties fo:font-weight="normal" officeooo:rsid="003c8944" officeooo:paragraph-rsid="003c8944" style:font-weight-asian="normal" style:font-weight-complex="normal"/>
    </style:style>
    <style:style style:name="P29" style:family="paragraph" style:parent-style-name="Standard">
      <style:paragraph-properties fo:text-align="justify" style:justify-single-word="false"/>
      <style:text-properties fo:font-weight="normal" officeooo:rsid="003e6d6c" officeooo:paragraph-rsid="003e6d6c" style:font-weight-asian="normal" style:font-weight-complex="normal"/>
    </style:style>
    <style:style style:name="P30" style:family="paragraph" style:parent-style-name="Standard">
      <style:paragraph-properties fo:text-align="justify" style:justify-single-word="false"/>
      <style:text-properties fo:font-weight="normal" officeooo:rsid="003e6d6c" officeooo:paragraph-rsid="00408293" style:font-weight-asian="normal" style:font-weight-complex="normal"/>
    </style:style>
    <style:style style:name="P31" style:family="paragraph" style:parent-style-name="Standard">
      <style:paragraph-properties fo:text-align="justify" style:justify-single-word="false"/>
      <style:text-properties fo:font-weight="normal" officeooo:rsid="00408293" officeooo:paragraph-rsid="00408293" style:font-weight-asian="normal" style:font-weight-complex="normal"/>
    </style:style>
    <style:style style:name="P32" style:family="paragraph" style:parent-style-name="Standard">
      <style:paragraph-properties fo:text-align="justify" style:justify-single-word="false"/>
      <style:text-properties fo:font-weight="normal" officeooo:rsid="0041ec79" officeooo:paragraph-rsid="0041ec79" style:font-weight-asian="normal" style:font-weight-complex="normal"/>
    </style:style>
    <style:style style:name="P33" style:family="paragraph" style:parent-style-name="Standard">
      <style:paragraph-properties fo:text-align="justify" style:justify-single-word="false"/>
      <style:text-properties fo:font-weight="normal" officeooo:rsid="00425af7" officeooo:paragraph-rsid="00425af7" style:font-weight-asian="normal" style:font-weight-complex="normal"/>
    </style:style>
    <style:style style:name="P34" style:family="paragraph" style:parent-style-name="Standard">
      <style:paragraph-properties fo:text-align="justify" style:justify-single-word="false"/>
      <style:text-properties fo:font-weight="normal" officeooo:rsid="0042e11e" officeooo:paragraph-rsid="0042e11e" style:font-weight-asian="normal" style:font-weight-complex="normal"/>
    </style:style>
    <style:style style:name="P35" style:family="paragraph" style:parent-style-name="Standard">
      <style:paragraph-properties fo:text-align="justify" style:justify-single-word="false"/>
      <style:text-properties fo:font-weight="normal" officeooo:rsid="0043f065" officeooo:paragraph-rsid="0043f065" style:font-weight-asian="normal" style:font-weight-complex="normal"/>
    </style:style>
    <style:style style:name="P36" style:family="paragraph" style:parent-style-name="Standard">
      <style:paragraph-properties fo:text-align="justify" style:justify-single-word="false"/>
      <style:text-properties fo:font-weight="normal" officeooo:rsid="004498b2" officeooo:paragraph-rsid="004498b2" style:font-weight-asian="normal" style:font-weight-complex="normal"/>
    </style:style>
    <style:style style:name="P37" style:family="paragraph" style:parent-style-name="Standard">
      <style:paragraph-properties fo:text-align="justify" style:justify-single-word="false"/>
      <style:text-properties fo:font-weight="normal" officeooo:rsid="00470762" officeooo:paragraph-rsid="00470762" style:font-weight-asian="normal" style:font-weight-complex="normal"/>
    </style:style>
    <style:style style:name="P38" style:family="paragraph" style:parent-style-name="Standard">
      <style:paragraph-properties fo:text-align="justify" style:justify-single-word="false"/>
      <style:text-properties fo:font-weight="normal" officeooo:rsid="00470762" officeooo:paragraph-rsid="00809338" style:font-weight-asian="normal" style:font-weight-complex="normal"/>
    </style:style>
    <style:style style:name="P39" style:family="paragraph" style:parent-style-name="Standard">
      <style:paragraph-properties fo:text-align="justify" style:justify-single-word="false"/>
      <style:text-properties fo:font-weight="normal" officeooo:rsid="0047f47c" officeooo:paragraph-rsid="0047f47c" style:font-weight-asian="normal" style:font-weight-complex="normal"/>
    </style:style>
    <style:style style:name="P40" style:family="paragraph" style:parent-style-name="Text_20_body">
      <style:paragraph-properties fo:text-align="justify" style:justify-single-word="false"/>
      <style:text-properties fo:font-weight="normal" officeooo:rsid="0047f47c" officeooo:paragraph-rsid="0047f47c" style:font-weight-asian="normal" style:font-weight-complex="normal"/>
    </style:style>
    <style:style style:name="P41" style:family="paragraph" style:parent-style-name="Standard">
      <style:paragraph-properties fo:text-align="justify" style:justify-single-word="false"/>
      <style:text-properties fo:font-weight="normal" officeooo:rsid="0049f0d7" officeooo:paragraph-rsid="0049f0d7" style:font-weight-asian="normal" style:font-weight-complex="normal"/>
    </style:style>
    <style:style style:name="P42" style:family="paragraph" style:parent-style-name="Standard">
      <style:paragraph-properties fo:text-align="justify" style:justify-single-word="false"/>
      <style:text-properties fo:font-weight="normal" officeooo:rsid="004d00be" officeooo:paragraph-rsid="004d00be" style:font-weight-asian="normal" style:font-weight-complex="normal"/>
    </style:style>
    <style:style style:name="P43" style:family="paragraph" style:parent-style-name="Standard">
      <style:paragraph-properties fo:text-align="justify" style:justify-single-word="false"/>
      <style:text-properties fo:font-weight="normal" officeooo:rsid="004ed3f8" officeooo:paragraph-rsid="004ed3f8" style:font-weight-asian="normal" style:font-weight-complex="normal"/>
    </style:style>
    <style:style style:name="P44" style:family="paragraph" style:parent-style-name="Standard">
      <style:paragraph-properties fo:text-align="justify" style:justify-single-word="false"/>
      <style:text-properties fo:font-weight="normal" officeooo:rsid="00464c9e" officeooo:paragraph-rsid="007f0260" style:font-weight-asian="normal" style:font-weight-complex="normal"/>
    </style:style>
    <style:style style:name="P45" style:family="paragraph" style:parent-style-name="Standard">
      <style:paragraph-properties fo:text-align="justify" style:justify-single-word="false"/>
      <style:text-properties fo:font-weight="normal" officeooo:rsid="00afa5ca" officeooo:paragraph-rsid="00aefd47" style:font-weight-asian="normal" style:font-weight-complex="normal"/>
    </style:style>
    <style:style style:name="P46" style:family="paragraph" style:parent-style-name="Standard">
      <style:paragraph-properties fo:text-align="justify" style:justify-single-word="false"/>
      <style:text-properties fo:font-weight="normal" officeooo:rsid="00afa5ca" officeooo:paragraph-rsid="00afa5ca" style:font-weight-asian="normal" style:font-weight-complex="normal"/>
    </style:style>
    <style:style style:name="P47" style:family="paragraph" style:parent-style-name="Standard">
      <style:paragraph-properties fo:text-align="justify" style:justify-single-word="false"/>
      <style:text-properties fo:font-weight="normal" officeooo:rsid="00b1c83d" officeooo:paragraph-rsid="00b149c8" style:font-weight-asian="normal" style:font-weight-complex="normal"/>
    </style:style>
    <style:style style:name="P48" style:family="paragraph" style:parent-style-name="Standard">
      <style:paragraph-properties fo:text-align="justify" style:justify-single-word="false"/>
      <style:text-properties fo:font-weight="normal" officeooo:rsid="00b1c83d" officeooo:paragraph-rsid="00b1c83d" style:font-weight-asian="normal" style:font-weight-complex="normal"/>
    </style:style>
    <style:style style:name="P49" style:family="paragraph" style:parent-style-name="Standard">
      <style:paragraph-properties fo:text-align="justify" style:justify-single-word="false"/>
      <style:text-properties fo:font-weight="normal" officeooo:rsid="00b2f4bd" officeooo:paragraph-rsid="00b1c83d" style:font-weight-asian="normal" style:font-weight-complex="normal"/>
    </style:style>
    <style:style style:name="P50" style:family="paragraph" style:parent-style-name="Standard">
      <style:paragraph-properties fo:text-align="justify" style:justify-single-word="false"/>
      <style:text-properties fo:font-weight="normal" officeooo:rsid="00aefd47" officeooo:paragraph-rsid="00ada415" style:font-weight-asian="normal" style:font-weight-complex="normal"/>
    </style:style>
    <style:style style:name="P51" style:family="paragraph" style:parent-style-name="Standard">
      <style:paragraph-properties fo:text-align="justify" style:justify-single-word="false"/>
      <style:text-properties fo:font-weight="normal" officeooo:rsid="00b3083a" officeooo:paragraph-rsid="00b3083a" style:font-weight-asian="normal" style:font-weight-complex="normal"/>
    </style:style>
    <style:style style:name="P52" style:family="paragraph" style:parent-style-name="Standard">
      <style:paragraph-properties fo:text-align="justify" style:justify-single-word="false"/>
      <style:text-properties fo:font-weight="normal" officeooo:rsid="00b39655" officeooo:paragraph-rsid="00b3083a" style:font-weight-asian="normal" style:font-weight-complex="normal"/>
    </style:style>
    <style:style style:name="P53" style:family="paragraph" style:parent-style-name="Standard">
      <style:paragraph-properties fo:text-align="justify" style:justify-single-word="false"/>
      <style:text-properties fo:font-weight="normal" officeooo:rsid="00b66c6f" officeooo:paragraph-rsid="00b66c6f" style:font-weight-asian="normal" style:font-weight-complex="normal"/>
    </style:style>
    <style:style style:name="P54" style:family="paragraph" style:parent-style-name="Standard">
      <style:text-properties fo:font-size="20pt" fo:font-weight="bold" officeooo:rsid="00155bbf" officeooo:paragraph-rsid="00155bbf" style:font-size-asian="20pt" style:font-weight-asian="bold" style:font-size-complex="20pt" style:font-weight-complex="bold"/>
    </style:style>
    <style:style style:name="P55" style:family="paragraph" style:parent-style-name="Standard">
      <style:paragraph-properties fo:text-align="justify" style:justify-single-word="false" fo:break-before="page"/>
      <style:text-properties fo:font-size="20pt" fo:font-weight="bold" officeooo:rsid="00155bbf" officeooo:paragraph-rsid="0021e133" style:font-size-asian="20pt" style:font-weight-asian="bold" style:font-size-complex="20pt" style:font-weight-complex="bold"/>
    </style:style>
    <style:style style:name="P56" style:family="paragraph" style:parent-style-name="Standard">
      <style:paragraph-properties fo:text-align="justify" style:justify-single-word="false" fo:break-before="page"/>
      <style:text-properties fo:font-size="20pt" fo:font-weight="bold" officeooo:rsid="00155bbf" officeooo:paragraph-rsid="002cf2d8" style:font-size-asian="20pt" style:font-weight-asian="bold" style:font-size-complex="20pt" style:font-weight-complex="bold"/>
    </style:style>
    <style:style style:name="P57" style:family="paragraph" style:parent-style-name="Standard">
      <style:paragraph-properties fo:text-align="justify" style:justify-single-word="false" fo:break-before="page"/>
      <style:text-properties fo:font-size="20pt" fo:font-weight="bold" officeooo:rsid="00155bbf" officeooo:paragraph-rsid="0041ec79" style:font-size-asian="20pt" style:font-weight-asian="bold" style:font-size-complex="20pt" style:font-weight-complex="bold"/>
    </style:style>
    <style:style style:name="P58" style:family="paragraph" style:parent-style-name="Standard">
      <style:paragraph-properties fo:text-align="justify" style:justify-single-word="false" fo:break-before="page"/>
      <style:text-properties fo:font-size="20pt" fo:font-weight="bold" officeooo:rsid="00155bbf" officeooo:paragraph-rsid="0049f0d7" style:font-size-asian="20pt" style:font-weight-asian="bold" style:font-size-complex="20pt" style:font-weight-complex="bold"/>
    </style:style>
    <style:style style:name="P59" style:family="paragraph" style:parent-style-name="Standard">
      <style:paragraph-properties fo:text-align="justify" style:justify-single-word="false" fo:break-before="page"/>
      <style:text-properties fo:font-size="20pt" fo:font-weight="bold" officeooo:rsid="00155bbf" officeooo:paragraph-rsid="0074234d" style:font-size-asian="20pt" style:font-weight-asian="bold" style:font-size-complex="20pt" style:font-weight-complex="bold"/>
    </style:style>
    <style:style style:name="P60" style:family="paragraph" style:parent-style-name="Standard">
      <style:paragraph-properties fo:text-align="justify" style:justify-single-word="false" fo:break-before="page"/>
      <style:text-properties fo:font-size="20pt" fo:font-weight="bold" officeooo:rsid="00155bbf" officeooo:paragraph-rsid="008eb197" style:font-size-asian="20pt" style:font-weight-asian="bold" style:font-size-complex="20pt" style:font-weight-complex="bold"/>
    </style:style>
    <style:style style:name="P61" style:family="paragraph" style:parent-style-name="Standard">
      <style:paragraph-properties fo:text-align="justify" style:justify-single-word="false" fo:break-before="page"/>
      <style:text-properties fo:font-size="20pt" fo:font-weight="bold" officeooo:rsid="00155bbf" officeooo:paragraph-rsid="00ada415" style:font-size-asian="20pt" style:font-weight-asian="bold" style:font-size-complex="20pt" style:font-weight-complex="bold"/>
    </style:style>
    <style:style style:name="P62" style:family="paragraph" style:parent-style-name="Standard">
      <style:paragraph-properties fo:text-align="justify" style:justify-single-word="false"/>
      <style:text-properties officeooo:rsid="0033631d" officeooo:paragraph-rsid="0033631d"/>
    </style:style>
    <style:style style:name="P63" style:family="paragraph" style:parent-style-name="Standard">
      <style:paragraph-properties fo:text-align="justify" style:justify-single-word="false"/>
      <style:text-properties officeooo:paragraph-rsid="0028b6ad"/>
    </style:style>
    <style:style style:name="P64" style:family="paragraph" style:parent-style-name="Standard">
      <style:paragraph-properties fo:text-align="justify" style:justify-single-word="false"/>
      <style:text-properties officeooo:paragraph-rsid="004ed3f8"/>
    </style:style>
    <style:style style:name="P65" style:family="paragraph" style:parent-style-name="Standard">
      <style:paragraph-properties fo:text-align="justify" style:justify-single-word="false"/>
      <style:text-properties officeooo:paragraph-rsid="0076191e"/>
    </style:style>
    <style:style style:name="P66" style:family="paragraph" style:parent-style-name="Standard">
      <style:paragraph-properties fo:text-align="justify" style:justify-single-word="false"/>
      <style:text-properties officeooo:rsid="002ecd7a" officeooo:paragraph-rsid="002ecd7a"/>
    </style:style>
    <style:style style:name="P67" style:family="paragraph" style:parent-style-name="Standard">
      <style:paragraph-properties fo:text-align="justify" style:justify-single-word="false"/>
      <style:text-properties officeooo:rsid="002f90a1" officeooo:paragraph-rsid="002f90a1"/>
    </style:style>
    <style:style style:name="P68" style:family="paragraph" style:parent-style-name="Standard">
      <style:paragraph-properties fo:text-align="justify" style:justify-single-word="false"/>
      <style:text-properties officeooo:rsid="00315e76" officeooo:paragraph-rsid="00315e76"/>
    </style:style>
    <style:style style:name="P69" style:family="paragraph" style:parent-style-name="Standard">
      <style:paragraph-properties fo:text-align="justify" style:justify-single-word="false"/>
      <style:text-properties officeooo:rsid="00329925" officeooo:paragraph-rsid="00329925"/>
    </style:style>
    <style:style style:name="P70" style:family="paragraph" style:parent-style-name="Standard">
      <style:paragraph-properties fo:text-align="justify" style:justify-single-word="false"/>
      <style:text-properties officeooo:rsid="0034d289" officeooo:paragraph-rsid="0034d289"/>
    </style:style>
    <style:style style:name="P71" style:family="paragraph" style:parent-style-name="Standard">
      <style:paragraph-properties fo:text-align="justify" style:justify-single-word="false"/>
      <style:text-properties officeooo:rsid="00362de2" officeooo:paragraph-rsid="00362de2"/>
    </style:style>
    <style:style style:name="P72" style:family="paragraph" style:parent-style-name="Standard">
      <style:paragraph-properties fo:text-align="justify" style:justify-single-word="false"/>
      <style:text-properties officeooo:rsid="004fcbac" officeooo:paragraph-rsid="004fcbac"/>
    </style:style>
    <style:style style:name="P73" style:family="paragraph" style:parent-style-name="Standard">
      <style:paragraph-properties fo:text-align="justify" style:justify-single-word="false"/>
      <style:text-properties officeooo:rsid="00501065" officeooo:paragraph-rsid="00501065"/>
    </style:style>
    <style:style style:name="P74" style:family="paragraph" style:parent-style-name="Standard">
      <style:paragraph-properties fo:text-align="justify" style:justify-single-word="false"/>
      <style:text-properties officeooo:rsid="005173c5" officeooo:paragraph-rsid="005173c5"/>
    </style:style>
    <style:style style:name="P75" style:family="paragraph" style:parent-style-name="Standard">
      <style:paragraph-properties fo:text-align="justify" style:justify-single-word="false"/>
      <style:text-properties officeooo:rsid="005341aa" officeooo:paragraph-rsid="005341aa"/>
    </style:style>
    <style:style style:name="P76" style:family="paragraph" style:parent-style-name="Standard">
      <style:paragraph-properties fo:text-align="justify" style:justify-single-word="false"/>
      <style:text-properties officeooo:rsid="005678a0" officeooo:paragraph-rsid="005678a0"/>
    </style:style>
    <style:style style:name="P77" style:family="paragraph" style:parent-style-name="Standard">
      <style:paragraph-properties fo:text-align="justify" style:justify-single-word="false"/>
      <style:text-properties officeooo:rsid="005678a0" officeooo:paragraph-rsid="0083f84d"/>
    </style:style>
    <style:style style:name="P78" style:family="paragraph" style:parent-style-name="Standard">
      <style:paragraph-properties fo:text-align="justify" style:justify-single-word="false"/>
      <style:text-properties officeooo:rsid="0057f313" officeooo:paragraph-rsid="0057f313"/>
    </style:style>
    <style:style style:name="P79" style:family="paragraph" style:parent-style-name="Standard">
      <style:paragraph-properties fo:text-align="justify" style:justify-single-word="false"/>
      <style:text-properties officeooo:rsid="004f31f7" officeooo:paragraph-rsid="004ed3f8"/>
    </style:style>
    <style:style style:name="P80" style:family="paragraph" style:parent-style-name="Standard">
      <style:paragraph-properties fo:text-align="justify" style:justify-single-word="false"/>
      <style:text-properties officeooo:rsid="005a798c" officeooo:paragraph-rsid="005a798c"/>
    </style:style>
    <style:style style:name="P81" style:family="paragraph" style:parent-style-name="Standard">
      <style:paragraph-properties fo:text-align="justify" style:justify-single-word="false"/>
      <style:text-properties officeooo:rsid="006fd24e" officeooo:paragraph-rsid="006fd24e"/>
    </style:style>
    <style:style style:name="P82" style:family="paragraph" style:parent-style-name="Standard">
      <style:paragraph-properties fo:text-align="justify" style:justify-single-word="false"/>
      <style:text-properties officeooo:rsid="007180d2" officeooo:paragraph-rsid="0071df55"/>
    </style:style>
    <style:style style:name="P83" style:family="paragraph" style:parent-style-name="Standard">
      <style:paragraph-properties fo:text-align="justify" style:justify-single-word="false"/>
      <style:text-properties officeooo:rsid="0071df55" officeooo:paragraph-rsid="0071df55"/>
    </style:style>
    <style:style style:name="P84" style:family="paragraph" style:parent-style-name="Standard">
      <style:paragraph-properties fo:text-align="justify" style:justify-single-word="false"/>
      <style:text-properties officeooo:rsid="0074234d" officeooo:paragraph-rsid="0074234d"/>
    </style:style>
    <style:style style:name="P85" style:family="paragraph" style:parent-style-name="Standard">
      <style:paragraph-properties fo:text-align="justify" style:justify-single-word="false"/>
      <style:text-properties officeooo:rsid="0076191e" officeooo:paragraph-rsid="0076191e"/>
    </style:style>
    <style:style style:name="P86" style:family="paragraph" style:parent-style-name="Standard">
      <style:paragraph-properties fo:text-align="justify" style:justify-single-word="false"/>
      <style:text-properties officeooo:rsid="00773078" officeooo:paragraph-rsid="00773078"/>
    </style:style>
    <style:style style:name="P87" style:family="paragraph" style:parent-style-name="Standard">
      <style:paragraph-properties fo:text-align="justify" style:justify-single-word="false"/>
      <style:text-properties officeooo:rsid="00778eca" officeooo:paragraph-rsid="00778eca"/>
    </style:style>
    <style:style style:name="P88" style:family="paragraph" style:parent-style-name="Standard">
      <style:paragraph-properties fo:text-align="justify" style:justify-single-word="false"/>
      <style:text-properties officeooo:rsid="0088c2a6" officeooo:paragraph-rsid="0088c2a6"/>
    </style:style>
    <style:style style:name="P89" style:family="paragraph" style:parent-style-name="Standard">
      <style:paragraph-properties fo:text-align="justify" style:justify-single-word="false"/>
      <style:text-properties officeooo:rsid="008a508f" officeooo:paragraph-rsid="008a508f"/>
    </style:style>
    <style:style style:name="P90" style:family="paragraph" style:parent-style-name="Standard">
      <style:paragraph-properties fo:text-align="justify" style:justify-single-word="false"/>
      <style:text-properties officeooo:rsid="008b97a4" officeooo:paragraph-rsid="008b97a4"/>
    </style:style>
    <style:style style:name="P91" style:family="paragraph" style:parent-style-name="Standard">
      <style:paragraph-properties fo:text-align="justify" style:justify-single-word="false"/>
      <style:text-properties officeooo:rsid="008c41bc" officeooo:paragraph-rsid="008c41bc"/>
    </style:style>
    <style:style style:name="P92" style:family="paragraph" style:parent-style-name="Standard">
      <style:paragraph-properties fo:text-align="justify" style:justify-single-word="false"/>
      <style:text-properties officeooo:rsid="008eb197" officeooo:paragraph-rsid="008eb197"/>
    </style:style>
    <style:style style:name="P93" style:family="paragraph" style:parent-style-name="Standard">
      <style:paragraph-properties fo:text-align="justify" style:justify-single-word="false"/>
      <style:text-properties officeooo:rsid="008f2fb9" officeooo:paragraph-rsid="008f2fb9"/>
    </style:style>
    <style:style style:name="P94" style:family="paragraph" style:parent-style-name="Standard">
      <style:paragraph-properties fo:text-align="justify" style:justify-single-word="false"/>
      <style:text-properties officeooo:rsid="008f2fb9" officeooo:paragraph-rsid="00909c35"/>
    </style:style>
    <style:style style:name="P95" style:family="paragraph" style:parent-style-name="Standard">
      <style:paragraph-properties fo:text-align="justify" style:justify-single-word="false"/>
      <style:text-properties officeooo:rsid="009150cc" officeooo:paragraph-rsid="009150cc"/>
    </style:style>
    <style:style style:name="P96" style:family="paragraph" style:parent-style-name="Standard">
      <style:paragraph-properties fo:text-align="justify" style:justify-single-word="false"/>
      <style:text-properties officeooo:rsid="0091ce8e" officeooo:paragraph-rsid="0091ce8e"/>
    </style:style>
    <style:style style:name="P97" style:family="paragraph" style:parent-style-name="Standard">
      <style:paragraph-properties fo:text-align="justify" style:justify-single-word="false"/>
      <style:text-properties officeooo:rsid="008d8535" officeooo:paragraph-rsid="008d8535"/>
    </style:style>
    <style:style style:name="P98" style:family="paragraph" style:parent-style-name="Standard">
      <style:paragraph-properties fo:text-align="justify" style:justify-single-word="false"/>
      <style:text-properties officeooo:rsid="0093c421" officeooo:paragraph-rsid="0093c421"/>
    </style:style>
    <style:style style:name="P99" style:family="paragraph" style:parent-style-name="Standard">
      <style:paragraph-properties fo:text-align="justify" style:justify-single-word="false"/>
      <style:text-properties officeooo:rsid="00ada415" officeooo:paragraph-rsid="00ada415"/>
    </style:style>
    <style:style style:name="P100" style:family="paragraph" style:parent-style-name="Standard">
      <style:paragraph-properties fo:text-align="justify" style:justify-single-word="false"/>
      <style:text-properties officeooo:rsid="00ada415" officeooo:paragraph-rsid="00aefd47"/>
    </style:style>
    <style:style style:name="P101" style:family="paragraph" style:parent-style-name="Standard">
      <style:paragraph-properties fo:text-align="justify" style:justify-single-word="false"/>
      <style:text-properties officeooo:rsid="00afa5ca" officeooo:paragraph-rsid="00afa5ca"/>
    </style:style>
    <style:style style:name="P102" style:family="paragraph" style:parent-style-name="Standard">
      <style:paragraph-properties fo:text-align="justify" style:justify-single-word="false"/>
      <style:text-properties officeooo:rsid="00b149c8" officeooo:paragraph-rsid="00b149c8"/>
    </style:style>
    <style:style style:name="P103" style:family="paragraph" style:parent-style-name="Standard">
      <style:paragraph-properties fo:text-align="justify" style:justify-single-word="false"/>
      <style:text-properties officeooo:rsid="00b1c83d" officeooo:paragraph-rsid="00b1c83d"/>
    </style:style>
    <style:style style:name="P104" style:family="paragraph" style:parent-style-name="Standard">
      <style:paragraph-properties fo:text-align="justify" style:justify-single-word="false"/>
      <style:text-properties officeooo:rsid="00b2f4bd" officeooo:paragraph-rsid="00b2f4bd"/>
    </style:style>
    <style:style style:name="P105" style:family="paragraph" style:parent-style-name="Standard">
      <style:paragraph-properties fo:text-align="justify" style:justify-single-word="false"/>
      <style:text-properties officeooo:rsid="00b3083a" officeooo:paragraph-rsid="00b3083a"/>
    </style:style>
    <style:style style:name="P106" style:family="paragraph" style:parent-style-name="Standard">
      <style:paragraph-properties fo:text-align="justify" style:justify-single-word="false"/>
      <style:text-properties officeooo:rsid="00b3fbf1" officeooo:paragraph-rsid="00b3fbf1"/>
    </style:style>
    <style:style style:name="P107" style:family="paragraph" style:parent-style-name="Standard">
      <style:paragraph-properties fo:text-align="justify" style:justify-single-word="false"/>
      <style:text-properties officeooo:rsid="00b4b825" officeooo:paragraph-rsid="00b4b825"/>
    </style:style>
    <style:style style:name="P108" style:family="paragraph" style:parent-style-name="Standard">
      <style:paragraph-properties fo:text-align="justify" style:justify-single-word="false"/>
      <style:text-properties officeooo:rsid="00505313" officeooo:paragraph-rsid="00505313"/>
    </style:style>
    <style:style style:name="P109" style:family="paragraph" style:parent-style-name="Standard">
      <style:paragraph-properties fo:text-align="justify" style:justify-single-word="false"/>
      <style:text-properties officeooo:rsid="00b520c5" officeooo:paragraph-rsid="00b520c5"/>
    </style:style>
    <style:style style:name="P110" style:family="paragraph" style:parent-style-name="Standard">
      <style:paragraph-properties fo:text-align="justify" style:justify-single-word="false"/>
      <style:text-properties officeooo:rsid="00b66c6f" officeooo:paragraph-rsid="00b66c6f"/>
    </style:style>
    <style:style style:name="P111" style:family="paragraph" style:parent-style-name="Text_20_body">
      <style:paragraph-properties fo:text-align="justify" style:justify-single-word="false"/>
      <style:text-properties officeooo:rsid="00b45783" officeooo:paragraph-rsid="00b45783"/>
    </style:style>
    <style:style style:name="P112" style:family="paragraph" style:parent-style-name="Standard" style:list-style-name="L1">
      <style:paragraph-properties fo:text-align="justify" style:justify-single-word="false"/>
      <style:text-properties fo:font-weight="bold" officeooo:rsid="00172046" officeooo:paragraph-rsid="00172046" style:font-weight-asian="bold" style:font-weight-complex="bold"/>
    </style:style>
    <style:style style:name="P113" style:family="paragraph" style:parent-style-name="Standard" style:list-style-name="L1">
      <style:paragraph-properties fo:text-align="justify" style:justify-single-word="false"/>
      <style:text-properties officeooo:paragraph-rsid="0019a3e9"/>
    </style:style>
    <style:style style:name="P114" style:family="paragraph" style:parent-style-name="Standard" style:list-style-name="L2">
      <style:paragraph-properties fo:text-align="justify" style:justify-single-word="false"/>
      <style:text-properties officeooo:paragraph-rsid="001d41aa"/>
    </style:style>
    <style:style style:name="P115" style:family="paragraph" style:parent-style-name="Standard" style:list-style-name="L2">
      <style:paragraph-properties fo:text-align="justify" style:justify-single-word="false"/>
      <style:text-properties fo:font-weight="normal" officeooo:rsid="001d41aa" officeooo:paragraph-rsid="001d41aa" style:font-weight-asian="normal" style:font-weight-complex="normal"/>
    </style:style>
    <style:style style:name="P116" style:family="paragraph" style:parent-style-name="Standard" style:list-style-name="L4">
      <style:paragraph-properties fo:text-align="justify" style:justify-single-word="false"/>
      <style:text-properties fo:font-weight="normal" officeooo:rsid="003978a7" officeooo:paragraph-rsid="003978a7" style:font-weight-asian="normal" style:font-weight-complex="normal"/>
    </style:style>
    <style:style style:name="P117" style:family="paragraph" style:parent-style-name="Standard" style:list-style-name="L4">
      <style:paragraph-properties fo:text-align="justify" style:justify-single-word="false"/>
      <style:text-properties fo:font-weight="normal" officeooo:rsid="003ae881" officeooo:paragraph-rsid="003ae881" style:font-weight-asian="normal" style:font-weight-complex="normal"/>
    </style:style>
    <style:style style:name="P118" style:family="paragraph" style:parent-style-name="Standard" style:list-style-name="L4">
      <style:paragraph-properties fo:text-align="justify" style:justify-single-word="false"/>
      <style:text-properties fo:font-weight="normal" officeooo:rsid="003c1457" officeooo:paragraph-rsid="003c1457" style:font-weight-asian="normal" style:font-weight-complex="normal"/>
    </style:style>
    <style:style style:name="P119" style:family="paragraph" style:parent-style-name="Standard" style:list-style-name="L4">
      <style:paragraph-properties fo:text-align="justify" style:justify-single-word="false"/>
      <style:text-properties fo:font-weight="normal" officeooo:rsid="003c8944" officeooo:paragraph-rsid="003c8944" style:font-weight-asian="normal" style:font-weight-complex="normal"/>
    </style:style>
    <style:style style:name="P120" style:family="paragraph" style:parent-style-name="Standard">
      <style:paragraph-properties fo:text-align="justify" style:justify-single-word="false"/>
      <style:text-properties fo:font-weight="normal" officeooo:rsid="00b2f4bd" officeooo:paragraph-rsid="00b2f4bd" style:font-weight-asian="normal" style:font-weight-complex="normal"/>
    </style:style>
    <style:style style:name="P121" style:family="paragraph" style:parent-style-name="Standard" style:list-style-name="L3">
      <style:paragraph-properties fo:text-align="justify" style:justify-single-word="false"/>
      <style:text-properties officeooo:rsid="0033631d" officeooo:paragraph-rsid="0033631d"/>
    </style:style>
    <style:style style:name="P122" style:family="paragraph" style:parent-style-name="Standard" style:list-style-name="L5">
      <style:paragraph-properties fo:text-align="justify" style:justify-single-word="false"/>
      <style:text-properties officeooo:rsid="0076191e" officeooo:paragraph-rsid="0076191e"/>
    </style:style>
    <style:style style:name="P123" style:family="paragraph" style:parent-style-name="Standard" style:list-style-name="L6">
      <style:paragraph-properties fo:text-align="justify" style:justify-single-word="false"/>
      <style:text-properties officeooo:rsid="00778eca" officeooo:paragraph-rsid="00778eca"/>
    </style:style>
    <style:style style:name="P124" style:family="paragraph" style:parent-style-name="Standard" style:list-style-name="L6">
      <style:paragraph-properties fo:text-align="justify" style:justify-single-word="false"/>
      <style:text-properties officeooo:rsid="0077f7b8" officeooo:paragraph-rsid="0077f7b8"/>
    </style:style>
    <style:style style:name="P125" style:family="paragraph" style:parent-style-name="Standard" style:list-style-name="L7">
      <style:paragraph-properties fo:text-align="justify" style:justify-single-word="false"/>
      <style:text-properties officeooo:rsid="008d8535" officeooo:paragraph-rsid="008d8535"/>
    </style:style>
    <style:style style:name="T1" style:family="text">
      <style:text-properties fo:font-weight="bold" style:font-weight-asian="bold" style:font-weight-complex="bold"/>
    </style:style>
    <style:style style:name="T2" style:family="text">
      <style:text-properties fo:font-weight="bold" officeooo:rsid="00172046" style:font-weight-asian="bold" style:font-weight-complex="bold"/>
    </style:style>
    <style:style style:name="T3" style:family="text">
      <style:text-properties fo:font-weight="bold" officeooo:rsid="001b8265" style:font-weight-asian="bold" style:font-weight-complex="bold"/>
    </style:style>
    <style:style style:name="T4" style:family="text">
      <style:text-properties fo:font-weight="bold" officeooo:rsid="001d04d2" style:font-weight-asian="bold" style:font-weight-complex="bold"/>
    </style:style>
    <style:style style:name="T5" style:family="text">
      <style:text-properties fo:font-weight="bold" officeooo:rsid="001d0919" style:font-weight-asian="bold" style:font-weight-complex="bold"/>
    </style:style>
    <style:style style:name="T6" style:family="text">
      <style:text-properties fo:font-weight="bold" officeooo:rsid="001d41aa" style:font-weight-asian="bold" style:font-weight-complex="bold"/>
    </style:style>
    <style:style style:name="T7" style:family="text">
      <style:text-properties fo:font-weight="bold" officeooo:rsid="0022c3af" style:font-weight-asian="bold" style:font-weight-complex="bold"/>
    </style:style>
    <style:style style:name="T8" style:family="text">
      <style:text-properties fo:font-weight="bold" officeooo:rsid="0024ac07" style:font-weight-asian="bold" style:font-weight-complex="bold"/>
    </style:style>
    <style:style style:name="T9" style:family="text">
      <style:text-properties fo:font-weight="bold" officeooo:rsid="0025db72" style:font-weight-asian="bold" style:font-weight-complex="bold"/>
    </style:style>
    <style:style style:name="T10" style:family="text">
      <style:text-properties fo:font-weight="bold" officeooo:rsid="0028b6ad" style:font-weight-asian="bold" style:font-weight-complex="bold"/>
    </style:style>
    <style:style style:name="T11" style:family="text">
      <style:text-properties fo:font-weight="bold" officeooo:rsid="0030be04" style:font-weight-asian="bold" style:font-weight-complex="bold"/>
    </style:style>
    <style:style style:name="T12" style:family="text">
      <style:text-properties fo:font-weight="bold" officeooo:rsid="003e9ae5" style:font-weight-asian="bold" style:font-weight-complex="bold"/>
    </style:style>
    <style:style style:name="T13" style:family="text">
      <style:text-properties fo:font-weight="bold" officeooo:rsid="0042e11e" style:font-weight-asian="bold" style:font-weight-complex="bold"/>
    </style:style>
    <style:style style:name="T14" style:family="text">
      <style:text-properties fo:font-weight="bold" officeooo:rsid="003c8944" style:font-weight-asian="bold" style:font-weight-complex="bold"/>
    </style:style>
    <style:style style:name="T15" style:family="text">
      <style:text-properties fo:font-weight="bold" officeooo:rsid="00505313" style:font-weight-asian="bold" style:font-weight-complex="bold"/>
    </style:style>
    <style:style style:name="T16" style:family="text">
      <style:text-properties fo:font-weight="bold" officeooo:rsid="006ef6c6" style:font-weight-asian="bold" style:font-weight-complex="bold"/>
    </style:style>
    <style:style style:name="T17" style:family="text">
      <style:text-properties fo:font-weight="bold" officeooo:rsid="0057f313" style:font-weight-asian="bold" style:font-weight-complex="bold"/>
    </style:style>
    <style:style style:name="T18" style:family="text">
      <style:text-properties fo:font-weight="bold" officeooo:rsid="005866f6" style:font-weight-asian="bold" style:font-weight-complex="bold"/>
    </style:style>
    <style:style style:name="T19" style:family="text">
      <style:text-properties fo:font-weight="bold" officeooo:rsid="00589029" style:font-weight-asian="bold" style:font-weight-complex="bold"/>
    </style:style>
    <style:style style:name="T20" style:family="text">
      <style:text-properties fo:font-weight="bold" officeooo:rsid="007d6ec5" style:font-weight-asian="bold" style:font-weight-complex="bold"/>
    </style:style>
    <style:style style:name="T21" style:family="text">
      <style:text-properties fo:font-weight="bold" officeooo:rsid="00809338" style:font-weight-asian="bold" style:font-weight-complex="bold"/>
    </style:style>
    <style:style style:name="T22" style:family="text">
      <style:text-properties fo:font-weight="bold" officeooo:rsid="0082aaaf" style:font-weight-asian="bold" style:font-weight-complex="bold"/>
    </style:style>
    <style:style style:name="T23" style:family="text">
      <style:text-properties fo:font-weight="bold" officeooo:rsid="0082dc86" style:font-weight-asian="bold" style:font-weight-complex="bold"/>
    </style:style>
    <style:style style:name="T24" style:family="text">
      <style:text-properties fo:font-weight="bold" officeooo:rsid="00850357" style:font-weight-asian="bold" style:font-weight-complex="bold"/>
    </style:style>
    <style:style style:name="T25" style:family="text">
      <style:text-properties fo:font-weight="bold" officeooo:rsid="0071df55" style:font-weight-asian="bold" style:font-weight-complex="bold"/>
    </style:style>
    <style:style style:name="T26" style:family="text">
      <style:text-properties fo:font-weight="bold" officeooo:rsid="00724eb5" style:font-weight-asian="bold" style:font-weight-complex="bold"/>
    </style:style>
    <style:style style:name="T27" style:family="text">
      <style:text-properties fo:font-weight="bold" officeooo:rsid="0076191e" style:font-weight-asian="bold" style:font-weight-complex="bold"/>
    </style:style>
    <style:style style:name="T28" style:family="text">
      <style:text-properties fo:font-weight="bold" officeooo:rsid="00a1ad37" style:font-weight-asian="bold" style:font-weight-complex="bold"/>
    </style:style>
    <style:style style:name="T29" style:family="text">
      <style:text-properties fo:font-weight="bold" officeooo:rsid="00909c35" style:font-weight-asian="bold" style:font-weight-complex="bold"/>
    </style:style>
    <style:style style:name="T30" style:family="text">
      <style:text-properties fo:font-weight="bold" officeooo:rsid="00937324" style:font-weight-asian="bold" style:font-weight-complex="bold"/>
    </style:style>
    <style:style style:name="T31" style:family="text">
      <style:text-properties fo:font-weight="bold" officeooo:rsid="0095a044" style:font-weight-asian="bold" style:font-weight-complex="bold"/>
    </style:style>
    <style:style style:name="T32" style:family="text">
      <style:text-properties fo:font-weight="bold" officeooo:rsid="00b149c8" style:font-weight-asian="bold" style:font-weight-complex="bold"/>
    </style:style>
    <style:style style:name="T33" style:family="text">
      <style:text-properties fo:font-weight="bold" officeooo:rsid="00b45783" style:font-weight-asian="bold" style:font-weight-complex="bold"/>
    </style:style>
    <style:style style:name="T34" style:family="text">
      <style:text-properties fo:font-weight="bold" officeooo:rsid="00b4b825" style:font-weight-asian="bold" style:font-weight-complex="bold"/>
    </style:style>
    <style:style style:name="T35" style:family="text">
      <style:text-properties fo:font-weight="bold" officeooo:rsid="00aefd47"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72046" style:font-weight-asian="normal" style:font-weight-complex="normal"/>
    </style:style>
    <style:style style:name="T38" style:family="text">
      <style:text-properties fo:font-weight="normal" officeooo:rsid="0017d897" style:font-weight-asian="normal" style:font-weight-complex="normal"/>
    </style:style>
    <style:style style:name="T39" style:family="text">
      <style:text-properties fo:font-weight="normal" officeooo:rsid="0019a3e9" style:font-weight-asian="normal" style:font-weight-complex="normal"/>
    </style:style>
    <style:style style:name="T40" style:family="text">
      <style:text-properties fo:font-weight="normal" officeooo:rsid="001acb19" style:font-weight-asian="normal" style:font-weight-complex="normal"/>
    </style:style>
    <style:style style:name="T41" style:family="text">
      <style:text-properties fo:font-weight="normal" officeooo:rsid="001d41aa" style:font-weight-asian="normal" style:font-weight-complex="normal"/>
    </style:style>
    <style:style style:name="T42" style:family="text">
      <style:text-properties fo:font-weight="normal" officeooo:rsid="001e3d67" style:font-weight-asian="normal" style:font-weight-complex="normal"/>
    </style:style>
    <style:style style:name="T43" style:family="text">
      <style:text-properties fo:font-weight="normal" officeooo:rsid="001eda68" style:font-weight-asian="normal" style:font-weight-complex="normal"/>
    </style:style>
    <style:style style:name="T44" style:family="text">
      <style:text-properties fo:font-weight="normal" officeooo:rsid="0028b6ad" style:font-weight-asian="normal" style:font-weight-complex="normal"/>
    </style:style>
    <style:style style:name="T45" style:family="text">
      <style:text-properties fo:font-weight="normal" officeooo:rsid="0029a0a5" style:font-weight-asian="normal" style:font-weight-complex="normal"/>
    </style:style>
    <style:style style:name="T46" style:family="text">
      <style:text-properties fo:font-weight="normal" officeooo:rsid="0030be04" style:font-weight-asian="normal" style:font-weight-complex="normal"/>
    </style:style>
    <style:style style:name="T47" style:family="text">
      <style:text-properties fo:font-weight="normal" officeooo:rsid="00329925" style:font-weight-asian="normal" style:font-weight-complex="normal"/>
    </style:style>
    <style:style style:name="T48" style:family="text">
      <style:text-properties fo:font-weight="normal" officeooo:rsid="0034d289" style:font-weight-asian="normal" style:font-weight-complex="normal"/>
    </style:style>
    <style:style style:name="T49" style:family="text">
      <style:text-properties fo:font-weight="normal" officeooo:rsid="004ed3f8" style:font-weight-asian="normal" style:font-weight-complex="normal"/>
    </style:style>
    <style:style style:name="T50" style:family="text">
      <style:text-properties fo:font-weight="normal" officeooo:rsid="005dd773" style:font-weight-asian="normal" style:font-weight-complex="normal"/>
    </style:style>
    <style:style style:name="T51" style:family="text">
      <style:text-properties fo:font-weight="normal" officeooo:rsid="0060c84f" style:font-weight-asian="normal" style:font-weight-complex="normal"/>
    </style:style>
    <style:style style:name="T52" style:family="text">
      <style:text-properties fo:font-weight="normal" officeooo:rsid="00aefd47" style:font-weight-asian="normal" style:font-weight-complex="normal"/>
    </style:style>
    <style:style style:name="T53" style:family="text">
      <style:text-properties fo:font-weight="normal" officeooo:rsid="00afa5ca" style:font-weight-asian="normal" style:font-weight-complex="normal"/>
    </style:style>
    <style:style style:name="T54" style:family="text">
      <style:text-properties fo:font-weight="normal" officeooo:rsid="00b149c8" style:font-weight-asian="normal" style:font-weight-complex="normal"/>
    </style:style>
    <style:style style:name="T55" style:family="text">
      <style:text-properties fo:font-weight="normal" officeooo:rsid="00b1c83d" style:font-weight-asian="normal" style:font-weight-complex="normal"/>
    </style:style>
    <style:style style:name="T56" style:family="text">
      <style:text-properties fo:font-weight="normal" officeooo:rsid="00b2f4bd" style:font-weight-asian="normal" style:font-weight-complex="normal"/>
    </style:style>
    <style:style style:name="T57" style:family="text">
      <style:text-properties fo:font-weight="normal" officeooo:rsid="00b39655" style:font-weight-asian="normal" style:font-weight-complex="normal"/>
    </style:style>
    <style:style style:name="T58" style:family="text">
      <style:text-properties fo:font-weight="normal" officeooo:rsid="00b520c5" style:font-weight-asian="normal" style:font-weight-complex="normal"/>
    </style:style>
    <style:style style:name="T59" style:family="text">
      <style:text-properties fo:font-weight="normal" officeooo:rsid="00b73cd8" style:font-weight-asian="normal" style:font-weight-complex="normal"/>
    </style:style>
    <style:style style:name="T60" style:family="text">
      <style:text-properties fo:font-weight="normal" officeooo:rsid="00bc9f6a" style:font-weight-asian="normal" style:font-weight-complex="normal"/>
    </style:style>
    <style:style style:name="T61" style:family="text">
      <style:text-properties fo:font-weight="normal" officeooo:rsid="00be10f7" style:font-weight-asian="normal" style:font-weight-complex="normal"/>
    </style:style>
    <style:style style:name="T62" style:family="text">
      <style:text-properties officeooo:rsid="001b8265"/>
    </style:style>
    <style:style style:name="T63" style:family="text">
      <style:text-properties officeooo:rsid="001d04d2"/>
    </style:style>
    <style:style style:name="T64" style:family="text">
      <style:text-properties officeooo:rsid="001d0919"/>
    </style:style>
    <style:style style:name="T65" style:family="text">
      <style:text-properties officeooo:rsid="001d41aa"/>
    </style:style>
    <style:style style:name="T66" style:family="text">
      <style:text-properties officeooo:rsid="001eda68"/>
    </style:style>
    <style:style style:name="T67" style:family="text">
      <style:text-properties officeooo:rsid="0022c3af"/>
    </style:style>
    <style:style style:name="T68" style:family="text">
      <style:text-properties officeooo:rsid="0024ac07"/>
    </style:style>
    <style:style style:name="T69" style:family="text">
      <style:text-properties officeooo:rsid="0025db72"/>
    </style:style>
    <style:style style:name="T70" style:family="text">
      <style:text-properties officeooo:rsid="00270247"/>
    </style:style>
    <style:style style:name="T71" style:family="text">
      <style:text-properties officeooo:rsid="002863a7"/>
    </style:style>
    <style:style style:name="T72" style:family="text">
      <style:text-properties officeooo:rsid="0028966d"/>
    </style:style>
    <style:style style:name="T73" style:family="text">
      <style:text-properties officeooo:rsid="003ae881"/>
    </style:style>
    <style:style style:name="T74" style:family="text">
      <style:text-properties officeooo:rsid="003bb6c4"/>
    </style:style>
    <style:style style:name="T75" style:family="text">
      <style:text-properties officeooo:rsid="003c1457"/>
    </style:style>
    <style:style style:name="T76" style:family="text">
      <style:text-properties officeooo:rsid="003e9ae5"/>
    </style:style>
    <style:style style:name="T77" style:family="text">
      <style:text-properties officeooo:rsid="00408293"/>
    </style:style>
    <style:style style:name="T78" style:family="text">
      <style:text-properties officeooo:rsid="0042e11e"/>
    </style:style>
    <style:style style:name="T79" style:family="text">
      <style:text-properties officeooo:rsid="0048217f"/>
    </style:style>
    <style:style style:name="T80" style:family="text">
      <style:text-properties officeooo:rsid="004ed3f8"/>
    </style:style>
    <style:style style:name="T81" style:family="text">
      <style:text-properties officeooo:rsid="00505313"/>
    </style:style>
    <style:style style:name="T82" style:family="text">
      <style:text-properties officeooo:rsid="0057f313"/>
    </style:style>
    <style:style style:name="T83" style:family="text">
      <style:text-properties officeooo:rsid="005866f6"/>
    </style:style>
    <style:style style:name="T84" style:family="text">
      <style:text-properties officeooo:rsid="00589029"/>
    </style:style>
    <style:style style:name="T85" style:family="text">
      <style:text-properties officeooo:rsid="005c3841"/>
    </style:style>
    <style:style style:name="T86" style:family="text">
      <style:text-properties officeooo:rsid="0062f670"/>
    </style:style>
    <style:style style:name="T87" style:family="text">
      <style:text-properties officeooo:rsid="00638f57"/>
    </style:style>
    <style:style style:name="T88" style:family="text">
      <style:text-properties officeooo:rsid="006bb94a"/>
    </style:style>
    <style:style style:name="T89" style:family="text">
      <style:text-properties officeooo:rsid="006dd907"/>
    </style:style>
    <style:style style:name="T90" style:family="text">
      <style:text-properties officeooo:rsid="007180d2"/>
    </style:style>
    <style:style style:name="T91" style:family="text">
      <style:text-properties officeooo:rsid="0071df55"/>
    </style:style>
    <style:style style:name="T92" style:family="text">
      <style:text-properties officeooo:rsid="00724eb5"/>
    </style:style>
    <style:style style:name="T93" style:family="text">
      <style:text-properties officeooo:rsid="0077f7b8"/>
    </style:style>
    <style:style style:name="T94" style:family="text">
      <style:text-properties officeooo:rsid="0078604c"/>
    </style:style>
    <style:style style:name="T95" style:family="text">
      <style:text-properties officeooo:rsid="007a299b"/>
    </style:style>
    <style:style style:name="T96" style:family="text">
      <style:text-properties officeooo:rsid="007c91c3"/>
    </style:style>
    <style:style style:name="T97" style:family="text">
      <style:text-properties officeooo:rsid="007d6ec5"/>
    </style:style>
    <style:style style:name="T98" style:family="text">
      <style:text-properties officeooo:rsid="007f0260"/>
    </style:style>
    <style:style style:name="T99" style:family="text">
      <style:text-properties officeooo:rsid="00809338"/>
    </style:style>
    <style:style style:name="T100" style:family="text">
      <style:text-properties officeooo:rsid="00809cef"/>
    </style:style>
    <style:style style:name="T101" style:family="text">
      <style:text-properties officeooo:rsid="0080ffbf"/>
    </style:style>
    <style:style style:name="T102" style:family="text">
      <style:text-properties officeooo:rsid="00828dcf"/>
    </style:style>
    <style:style style:name="T103" style:family="text">
      <style:text-properties officeooo:rsid="0082aaaf"/>
    </style:style>
    <style:style style:name="T104" style:family="text">
      <style:text-properties officeooo:rsid="008368fb"/>
    </style:style>
    <style:style style:name="T105" style:family="text">
      <style:text-properties officeooo:rsid="008385a8"/>
    </style:style>
    <style:style style:name="T106" style:family="text">
      <style:text-properties officeooo:rsid="0083f84d"/>
    </style:style>
    <style:style style:name="T107" style:family="text">
      <style:text-properties officeooo:rsid="0085ab28"/>
    </style:style>
    <style:style style:name="T108" style:family="text">
      <style:text-properties officeooo:rsid="008b97a4"/>
    </style:style>
    <style:style style:name="T109" style:family="text">
      <style:text-properties officeooo:rsid="008c41bc"/>
    </style:style>
    <style:style style:name="T110" style:family="text">
      <style:text-properties officeooo:rsid="00909c35"/>
    </style:style>
    <style:style style:name="T111" style:family="text">
      <style:text-properties officeooo:rsid="00937324"/>
    </style:style>
    <style:style style:name="T112" style:family="text">
      <style:text-properties officeooo:rsid="0095a044"/>
    </style:style>
    <style:style style:name="T113" style:family="text">
      <style:text-properties officeooo:rsid="009a2d78"/>
    </style:style>
    <style:style style:name="T114" style:family="text">
      <style:text-properties officeooo:rsid="009a5985"/>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officeooo:rsid="00a0261f"/>
    </style:style>
    <style:style style:name="T117" style:family="text">
      <style:text-properties officeooo:rsid="00a19b92"/>
    </style:style>
    <style:style style:name="T118" style:family="text">
      <style:text-properties officeooo:rsid="0076191e"/>
    </style:style>
    <style:style style:name="T119" style:family="text">
      <style:text-properties officeooo:rsid="00a27afc"/>
    </style:style>
    <style:style style:name="T120" style:family="text">
      <style:text-properties officeooo:rsid="00a29724"/>
    </style:style>
    <style:style style:name="T121" style:family="text">
      <style:text-properties officeooo:rsid="00aefd47"/>
    </style:style>
    <style:style style:name="T122" style:family="text">
      <style:text-properties officeooo:rsid="00b4b825"/>
    </style:style>
    <style:style style:name="T123" style:family="text">
      <style:text-properties officeooo:rsid="00b9bd5a"/>
    </style:style>
    <style:style style:name="T124" style:family="text">
      <style:text-properties officeooo:rsid="00bc44c3"/>
    </style:style>
    <style:style style:name="T125" style:family="text">
      <style:text-properties officeooo:rsid="00c2354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Introducción</text:p>
      <text:p text:style-name="P3"/>
      <text:p text:style-name="P4">Un <text:span text:style-name="T1">robot</text:span> es un sistema informático con sensores, actuadores y computador(es), hay que programarlo para que consiga sus objetivos y sea sensible a la situación del entorno. En su software reside su inteligencia.</text:p>
      <text:p text:style-name="P3"/>
      <text:p text:style-name="P22">Tipos de robots:</text:p>
      <text:list xml:id="list2130564992" text:style-name="L1">
        <text:list-item>
          <text:p text:style-name="P112">Robots industriales. <text:span text:style-name="T36">Son brazos robotizados y manipuladores, con más de 3 grados de libertad, </text:span><text:span text:style-name="T38">que </text:span><text:span text:style-name="T36">operan en un entorno controlado (exceptuando los cobots), principalmente en factorías. </text:span><text:span text:style-name="T38">Los efectores como pinzas, ventosas, soldadores… se utilizan para diversas aplicaciones como pick &amp; place, soldadura, pintado… Se requiere de mucho control en posición, planificación de trayectorias, cinemática inversa y directa…</text:span></text:p>
        </text:list-item>
        <text:list-item>
          <text:p text:style-name="P113"><text:span text:style-name="T2">Robots de servicio.</text:span><text:span text:style-name="T37"> </text:span><text:span text:style-name="T39">Operan en entornos menos controlados y variados, por lo que </text:span><text:span text:style-name="T40">n</text:span><text:span text:style-name="T39">ecesita</text:span><text:span text:style-name="T40">n</text:span><text:span text:style-name="T39"> mayor reactividad, además de </text:span><text:span text:style-name="T40">suponer </text:span><text:span text:style-name="T39">un mayor desafío para </text:span><text:span text:style-name="T40">la percepción y la robustez (ej. conducción autónoma en lluvia, soleado, niebla...)</text:span><text:span text:style-name="T39">. Tienen un hardware y morfologías muy variados, destacando su inteligencia que cumple objetivos con una reactividad razonable. Su autonomía varía incluso siendo teleoperados, a cuanta más autonomía, más potencial. Es un mercado inmaduro aún en crecimiento. Enfrentan</text:span></text:p>
        </text:list-item>
      </text:list>
      <text:p text:style-name="P1"/>
      <text:p text:style-name="P18">En cuanto al <text:span text:style-name="T1">hardware del robot</text:span>, utilizan computadoras, sensores y actuadores especializados para tareas específicas, que pueden incluir arquitecturas como Von Neumann, GPU y FPGAs.</text:p>
      <text:p text:style-name="P18">En <text:span text:style-name="T1">software</text:span>, las aplicaciones robóticas involucran <text:span text:style-name="T1">percepción y toma de decisiones</text:span> adaptadas a contextos <text:span text:style-name="T1">específicos</text:span>, con distintos niveles de abstracción y frecuencias. <text:span text:style-name="T62">Los </text:span><text:span text:style-name="T3">requisitos</text:span><text:span text:style-name="T62"> del software incluyen </text:span><text:span text:style-name="T3">robustez</text:span><text:span text:style-name="T62"> , mejorada con </text:span><text:span text:style-name="T3">deep learning</text:span><text:span text:style-name="T62">, y </text:span><text:span text:style-name="T3">agilidad</text:span><text:span text:style-name="T62">. </text:span><text:span text:style-name="T3">BBS</text:span><text:span text:style-name="T62"> refleja la integración de mente, cuerpo y escenario en el diseño y funcionamiento de los robots. </text:span></text:p>
      <text:p text:style-name="P2"/>
      <text:p text:style-name="P19">Los <text:span text:style-name="T1">ingredientes</text:span> para los robots <text:span text:style-name="T96">son la</text:span> <text:span text:style-name="T1">reactividad</text:span> en el control, razonamiento simbólico para planificación, <text:span text:style-name="T1">percepción</text:span> con fusión sensorial y detección de objetos, visión artificial en 2D/3D, y habilidades de <text:span text:style-name="T1">navegación autónoma</text:span> con mapas, localización y navegación local/global. <text:span text:style-name="T63">También se considera la </text:span><text:span text:style-name="T4">interacción humano-robot</text:span><text:span text:style-name="T63"> a través de pantallas, canales visuales, auditivos o NPL (procesamiento del lenguaje natural). La </text:span><text:span text:style-name="T4">seguridad</text:span><text:span text:style-name="T63"> en productos finales es crucial.</text:span></text:p>
      <text:p text:style-name="P19"/>
      <text:p text:style-name="P20">En el desarrollo software se pueden distinguir dos enfoques: el <text:span text:style-name="T1">Robinson Crusoe</text:span>, se ref<text:span text:style-name="T64">iere cuando el desarrollador se aventura y decide crear él todo de cero sin tener en cuenta si ya está hecho o no; y el </text:span><text:span text:style-name="T5">integrador</text:span><text:span text:style-name="T64">, cuando el desarrollador decide utilizar software ya existente para reutilizarlo y partir desde una base.</text:span></text:p>
      <text:p text:style-name="P21">Para poder <text:span text:style-name="T1">integrar</text:span> código, es necesario conocer el <text:span text:style-name="T1">software existente</text:span> para reutilizarlo, y conocer los <text:span text:style-name="T1">algoritmos</text:span> que hay dentro para adaptarlos si es necesario. La habilidad de crear desde cero y diseñar algoritmos y programarlos también es importante. La <text:span text:style-name="T1">reutilización</text:span> permite un desarrollo en menos tiempo y mayor calidad de software porque las piezas utilizadas ya han sido probados por mucha más gente.</text:p>
      <text:p text:style-name="P21"/>
      <text:p text:style-name="P21">La <text:span text:style-name="T1">programación explícita</text:span> se refiere al enfoque de programación donde el desarrollador necesita programar por él mismo para realizar una tarea concreta.</text:p>
      <text:p text:style-name="P21"><text:span text:style-name="T65">En la </text:span><text:span text:style-name="T6">programación indirecta</text:span><text:span text:style-name="T65">, se utiliza </text:span><text:span text:style-name="T6">aprendizaje automático</text:span>, <text:span text:style-name="T65">donde el software se forma a través de datos utilizando </text:span><text:span text:style-name="T6">deep learning o aprendizaje por refuerzo</text:span><text:span text:style-name="T65">, construyéndose el software a partir de ensayos y experiencias acumuladas.</text:span></text:p>
      <text:p text:style-name="P21"/>
      <text:p text:style-name="P5">Hay distintas <text:span text:style-name="T1">arquitecturas software:</text:span></text:p>
      <text:list xml:id="list3006914533" text:style-name="L2">
        <text:list-item>
          <text:p text:style-name="P115"><text:span text:style-name="T1">Secuencial Iterativa</text:span>: ejecución paso a paso y repetitiva de instrucciones.</text:p>
        </text:list-item>
        <text:list-item>
          <text:p text:style-name="P115"><text:span text:style-name="T1">Autómatas y árboles de comportamiento</text:span>: se utilizan estados y transiciones o estructuras jerárquicas para modelar comportamientos complejos.</text:p>
        </text:list-item>
        <text:list-item>
          <text:p text:style-name="P114"><text:soft-page-break/><text:span text:style-name="T1">Orquesta de nodos</text:span><text:span text:style-name="T41">: </text:span><text:span text:style-name="T42">se utilizan</text:span><text:span text:style-name="T41"> una coordinación entre nodos independientes que trabajan en conjunto para lograr una tarea especifica </text:span><text:span text:style-name="T43">(ROS)</text:span><text:span text:style-name="T41">.</text:span></text:p>
        </text:list-item>
        <text:list-item>
          <text:p text:style-name="P115"><text:span text:style-name="T1">Híbridas de tres niveles</text:span>: Combinan enfoques a nivel reactivo, <text:span text:style-name="T66">intermedio y</text:span> deliberativo para abordar problemas de manera más integral.</text:p>
        </text:list-item>
        <text:list-item>
          <text:p text:style-name="P115"><text:span text:style-name="T1">Deep learning</text:span>: utiliza modelos de aprendizaje profundo para extraer patrones y características automáticamente a partir de datos.</text:p>
        </text:list-item>
        <text:list-item>
          <text:p text:style-name="P115"><text:span text:style-name="T1">Reinforcement Learning:</text:span> la máquina aprende mediante ensayos y errores, recibiendo recompensas o penalizaciones para ajustar su comportamiento.</text:p>
        </text:list-item>
        <text:list-item>
          <text:p text:style-name="P115"><text:span text:style-name="T1">Reconfigurable Computing:</text:span> emplea circuitos reconfigurables para adaptarse dinámicamente a las demandas de procesamiento, ofreciendo flexibilidad y eficiencia <text:span text:style-name="T66">(FPGA)</text:span>.</text:p>
        </text:list-item>
      </text:list>
      <text:p text:style-name="P15"/>
      <text:p text:style-name="P55">Robots de limpieza</text:p>
      <text:p text:style-name="P23"/>
      <text:p text:style-name="P23">El mercado de las aspiradoras es un mercado mundial asentado, siendo <text:span text:style-name="T1">iRobot</text:span> y <text:span text:style-name="T1">Roomba</text:span> las empresas pioneras del sector.</text:p>
      <text:p text:style-name="P23">Algunos test de rendimiento incluyen la eficiencia de limpieza, la duración de la batería, la navegación y esquive de obstáculos…</text:p>
      <text:p text:style-name="P23"/>
      <text:p text:style-name="P23">Los <text:span text:style-name="T1">modelos económicos</text:span> de los robots aspiradora cuentan con <text:span text:style-name="T1">sensores de contacto </text:span><text:span text:style-name="T7">(para detectar obstáculos)</text:span>, <text:span text:style-name="T1">odometría </text:span><text:span text:style-name="T7">(para medir y calcular el movimiento basándose en la rotación de las ruedas)</text:span>, un <text:span text:style-name="T1">actuador específico: aspiración</text:span>, una <text:span text:style-name="T1">navegación pseud</text:span><text:span text:style-name="T7">oaleatoria</text:span><text:span text:style-name="T67">, </text:span><text:span text:style-name="T7">paredes virtuales con emisores físicos</text:span><text:span text:style-name="T67">, por ejemplo, con un haz infrarrojo en algún lugar donde no se quiera que pase la aspiradora para que al pasar la aspiradora retroceda; y </text:span><text:span text:style-name="T7">detecta escaleras </text:span><text:span text:style-name="T67">mediante sensores que detectan cambios de altura y así evitar caídas.</text:span></text:p>
      <text:p text:style-name="P23"/>
      <text:p text:style-name="P24">Los robots aspiradores de <text:span text:style-name="T1">gama alta</text:span> como el Roomba 980 <text:span text:style-name="T1">construye</text:span><text:span text:style-name="T8">n</text:span><text:span text:style-name="T1"> mapas</text:span>, en este caso, dos mapas uno para localizarse con los <text:span text:style-name="T1">puntos de interés</text:span> y otro para <text:span text:style-name="T1">navegar</text:span> en el entorno; <text:span text:style-name="T8">auto localización visual</text:span><text:span text:style-name="T68">, </text:span><text:span text:style-name="T8">barridos sistemáticos</text:span><text:span text:style-name="T68"> para asegurar un barrido completo y efectivo, regresan a la estación de carga de forma automática y se alinean de manera precisa con </text:span><text:span text:style-name="T85">ella</text:span><text:span text:style-name="T68"> a través de un </text:span><text:span text:style-name="T8">láser,</text:span><text:span text:style-name="T68"> poseen un </text:span><text:span text:style-name="T8">sensor de suciedad</text:span><text:span text:style-name="T68"> para detectar las zonas más sucias y tiene </text:span><text:span text:style-name="T8">HRI</text:span><text:span text:style-name="T68">, que permite </text:span><text:span text:style-name="T8">interacción</text:span><text:span text:style-name="T68"> con el robot a través de una aplicación móvil </text:span><text:span text:style-name="T69">o con asistentes de voz</text:span><text:span text:style-name="T68">. También se pueden establecer zonas prohibidas por posición en el mapa, </text:span><text:span text:style-name="T69">llevan incorporados un LiDAR, se </text:span><text:span text:style-name="T9">autovacía</text:span><text:span text:style-name="T69"> automáticamente y hacen uso de la técnica </text:span><text:span text:style-name="T9">SLAM </text:span><text:span text:style-name="T69">(simultaneous localization and mapping, va construyendo un mapa a la vez que se autolocaliza en él para desplazarase). </text:span><text:span text:style-name="T70">Otros ejemplos de este tipo de robots son Dyson 360 Heurist o el Ecovacs Deebot.</text:span></text:p>
      <text:p text:style-name="P24"/>
      <text:p text:style-name="P25">Los robots de <text:span text:style-name="T1">última generación</text:span> cuentan con navegación visual mediante una cámara frontal, detección de objetos, <text:span text:style-name="T71">y cuentan con la función de fregar el suelo.</text:span></text:p>
      <text:p text:style-name="P24"/>
      <text:p text:style-name="P26">Los <text:span text:style-name="T1">robots limpia ventanas</text:span> tienen un cable de alimentación más una batería, utilizan una tracción con orugas o con alternantes, se sujetan usando aspiración, tienen sensores de contacto <text:span text:style-name="T72">para detectar la suciedad o si se están despegando de la ventana para aspirar con más fuerza, una cuerda de seguridad para evitar que el robot se caiga al suelo, y emplean barridos sistemáticos.</text:span></text:p>
      <text:p text:style-name="P26"/>
      <text:p text:style-name="P27">Los <text:span text:style-name="T1">algoritmos de cobertura </text:span>tienen el objetivo de recorrer completamente una zona y se compone de pasos clave que incluyen barridos sistemáticos, descomposición en celdas, planificación detallada de rutas y ejecución del plan. Son aplicables en diversos campos como en agricultura, topografía con drones… </text:p>
      <text:p text:style-name="P6"/>
      <text:p text:style-name="P63"><text:span text:style-name="T44">El algoritmo de cobertura </text:span><text:span text:style-name="T10">BSA </text:span><text:span text:style-name="T44">utiliza un mapa del entorno. En el mapa del entorno se </text:span><text:span text:style-name="T10">dilatan</text:span><text:span text:style-name="T44"> los obstáculos y se divide en celdillas, en las que cada celdilla se pueden representar obstáculos reales, obstáculos virtuales (zonas ya visitadas) y espacios libres. Cada celdilla puede tener cuatro vecinos, pudiendo avanzar hacia el dirección prioritaria hasta que no haya obstáculo, Norte, Este, Sur y Oeste. Conforme el robot se mueve va marcando zonas ya visitadas y actualizando puntos de retorno (vecinos libres), acudiendo al punto de retorno más cercano si s</text:span><text:span text:style-name="T45">e</text:span><text:span text:style-name="T44"> alcanza un punto crítico (rodeado de obstáculos reales o virtuales). </text:span><text:span text:style-name="T45">De esta manera el algoritmo asegura un recorrido sistemático del entorno, adaptándose a obstáculos y marcando las áreas ya visitadas.</text:span></text:p>
      <text:p text:style-name="P56">Robots de entretenimiento</text:p>
      <text:p text:style-name="P7"/>
      <text:p text:style-name="P66"><text:span text:style-name="T36">Los </text:span><text:span text:style-name="T1">robots educativos</text:span><text:span text:style-name="T36"> diseñados para la enseñanza preuniversitaria ofrecen una divertida introducción a la tecnología, disciplinas STEM (Ciencia, Tecnología, Ingeniería </text:span><text:span text:style-name="T50">y</text:span><text:span text:style-name="T36"> Matemáticas), permiten docencia por proyectos, </text:span><text:span text:style-name="T50">g</text:span><text:span text:style-name="T36">amificación (incorporan elementos de juego para una experiencia más interactiva y divertida), aprender de los errores a través de ensayo-error, facilitan el trabajo en equipo y permite desarrollar habilidades computacionales.</text:span></text:p>
      <text:p text:style-name="P8"/>
      <text:p text:style-name="P67"><text:span text:style-name="T1">LEGO Education</text:span><text:span text:style-name="T36"> ofrece varios kits como MindStorms EV3 o Spike, kits robustos y estables que cuentan con un microcontrolador, piezas mecánicas y varios sensores como infrarrojos (IR), ultrasonido (US)… Además cuentan con motores versátiles para las ruedas u otros actuadores, junto con control en posición y velocidad. Para su programación emplea bloques visuales (ej. bloques de sensores y de actuadores) y se descarga en el robot </text:span><text:span text:style-name="T46">en físico.</text:span></text:p>
      <text:p text:style-name="P9"/>
      <text:p text:style-name="P68"><text:span text:style-name="T11">M</text:span><text:span text:style-name="T1">akeblock</text:span><text:span text:style-name="T36"> tiene kits de construcción como mBot y mBot2, </text:span><text:span text:style-name="T47">son robustos, utilizan el lenguaje Arduino y la plataforma de programación mBlock, tienen equipados motores y sensores como el ultrasonidos o infrarrojos.</text:span></text:p>
      <text:p text:style-name="P10"/>
      <text:p text:style-name="P69"><text:span text:style-name="T36">El </text:span><text:span text:style-name="T1">Robot GoPiGo3</text:span><text:span text:style-name="T36"> es comercializado por Dexter Industries, es un proyecto abierto y construible lo que permite realizar distintas modificaciones, utiliza una Raspberry Pi como cerebro, y tiene incorporados motores con encoders, sensores ultrasonidos e infrarrojos y una posible cámara PiCam.</text:span></text:p>
      <text:p text:style-name="P11"/>
      <text:p text:style-name="P69"><text:span text:style-name="T36">El </text:span><text:span text:style-name="T1">Drone Tello</text:span><text:span text:style-name="T36"> está desarrollado por DJI e Intel. Diseñado para ser robusto y estable durante el vuelo, equipado con una cámara y ofrece control en posición y velocidad.</text:span></text:p>
      <text:p text:style-name="P11"/>
      <text:p text:style-name="P69"><text:span text:style-name="T36">El </text:span><text:span text:style-name="T1">microcontrolador Arduino</text:span><text:span text:style-name="T36"> se basa en la plataforma Arduino, que proporciona un entorno de desarrollo de código abierto para la creación de prototipos electrónicos. Facilita la implementación de proyectos electrónicos.</text:span></text:p>
      <text:p text:style-name="P11"/>
      <text:p text:style-name="P62"><text:span text:style-name="T36">Las </text:span><text:span text:style-name="T1">plataformas educativas infantiles</text:span><text:span text:style-name="T36"> permiten programar los robots y cada fabricante ofrece el suyo. Estas plataformas tienen que ser fáciles y estimulantes para los niños. Ofrecen opciones tanto de lenguajes gráficos (bloques visuales) como de lenguajes de texto. Algunas plataformas son:</text:span></text:p>
      <text:list xml:id="list3280395612" text:style-name="L3">
        <text:list-item>
          <text:p text:style-name="P121"><text:span text:style-name="T1">Scratch</text:span><text:span text:style-name="T36">. Entorno de programación visual creado por MIT. Utiliza un sistema de bloques de código gráficos que se ensamblan de manera intuitiva, facilitando la comprensión de conceptos de programación sin necesidad de escribir código de texto. </text:span></text:p>
        </text:list-item>
        <text:list-item>
          <text:p text:style-name="P121"><text:span text:style-name="T1">OpenRoberta Lab</text:span><text:span text:style-name="T36">. Entorno de programación en línea diseñado por Fraunhofer IAIS. Utiliza un enfoque visual basado en bloques de programación que facilita la creación de programas para robots </text:span><text:span text:style-name="T48">y emplea el lenguaje NEPO</text:span><text:span text:style-name="T36">. Posee un simulador 2D además de soportar varios robots.</text:span></text:p>
        </text:list-item>
      </text:list>
      <text:p text:style-name="P12"/>
      <text:p text:style-name="P70"><text:span text:style-name="T36">En </text:span><text:span text:style-name="T1">enseñanzas de ingeniería</text:span><text:span text:style-name="T36"> se utilizan los Turtlebot2 y Turtlebot3 de Yujin. Su versión 2 tiene una base Kobuki con motores y odometría, una cámara RGBD y ROS de serie. La versión 3 incluye además de lo anterior un L</text:span><text:span text:style-name="T51">i</text:span><text:span text:style-name="T36">DAR y un waffle Pi.</text:span></text:p>
      <text:p text:style-name="P13"/>
      <text:p text:style-name="P71"><text:span text:style-name="T36">El </text:span><text:span text:style-name="T1">robot Nao de SoftBank Robotics</text:span><text:span text:style-name="T36"> es un humanoide con 2 cámaras , sensores de audio, articulaciones para proporcionarle movimientos humanoides, odometría para medir el desplazamiento y la orientación, movimientos fijos reutilizables (movimiento</text:span><text:span text:style-name="T51">s</text:span><text:span text:style-name="T36"> predefinidos) y distintos modos de caminar. </text:span><text:span text:style-name="T1">NaoQi</text:span><text:span text:style-name="T36"> es el </text:span><text:span text:style-name="T1">software</text:span><text:span text:style-name="T36"> que controla el comportamiento y la funcionalidad del robot Nao. Con </text:span><text:span text:style-name="T1">Choregraphe</text:span><text:span text:style-name="T36"> se pueden diseñar secuencias de movimientos, interacciones y respuestas del robot de manera intuitiva. SoftBank proporciona modelos virtuales <text:s text:c="2"/></text:span><text:soft-page-break/><text:span text:style-name="T36">para utilizar en Webots. Es utilizado en la categoría de fútbol de robots de la competición RoboCup. SPL.</text:span></text:p>
      <text:p text:style-name="P14"/>
      <text:p text:style-name="P16">Entre los juguetes y mascotas robots podemos encontrar ejemplos como <text:span text:style-name="T1">Robosapien</text:span>, con movimientos ya predefinidos; la <text:span text:style-name="T1">foca Paro</text:span>, un robot social empleado en la terapia para tratar la demencia; o el <text:span text:style-name="T1">perrito Aibo</text:span> de Sony, un robot de compañía, programable con bloques visuales, con cámara, micrófono…</text:p>
      <text:p text:style-name="P16"/>
      <text:p text:style-name="P17">Los <text:span text:style-name="T1">demostradores tecnológicos</text:span> son elementos clave en la estrategia de imagen de marca, exhibiciones y atractores de clientes para empresas que buscan destacar en la vanguardia tecnológica. Permiten explorar y evaluar la viabilidad de entrar en nuevos mercados. Algunos ejemplos de estos demostradores son:</text:p>
      <text:list xml:id="list698048049" text:style-name="L4">
        <text:list-item>
          <text:p text:style-name="P116"><text:span text:style-name="T1">Spot de BostonDynamics</text:span> cuenta con una movilidad versátil, es <text:span text:style-name="T73">altamente</text:span> autónomo, <text:span text:style-name="T73">está equipado con sistemas avanzados de percepción y mapeo que le permiten comprender y navegar de forma efectiva en su entorno y se está explorando su uso en diversas aplicaciones como inspección ambulante y construcción. <text:s/>Además cuenta con la posibilidad de añadir un brazo.</text:span></text:p>
        </text:list-item>
        <text:list-item>
          <text:p text:style-name="P117"><text:span text:style-name="T1">Atlas de BostonDynamics</text:span> <text:span text:style-name="T74">es un robot </text:span><text:span text:style-name="T75">humanoide </text:span><text:span text:style-name="T74">versátil y ágil, demostrando incluso habilidades de parkour. Su sistema de actuad</text:span><text:span text:style-name="T86">o</text:span><text:span text:style-name="T74">res hidráulicos permite movimientos dinámicos, respaldados por plantillas predefinidas. Atlas cuenta con percepción tridimensional y visión RGBD, respaldado por un avanzado control predictivo.</text:span></text:p>
        </text:list-item>
        <text:list-item>
          <text:p text:style-name="P118"><text:span text:style-name="T1">Pepper de SoftBank</text:span> es un robot que se mueve con ruedas. Este robot se emplea desde la educación hasta en funciones de recepcionista y guía en hipermercados. Destaca por su capacidad de interacción con personas, respaldad<text:span text:style-name="T87">a</text:span> por plataformas como Naoqi y Choregraphe. Sin embargo, cabe señalar que en 2021 fue abandonado debido a la baja demanda del mercado.</text:p>
        </text:list-item>
        <text:list-item>
          <text:p text:style-name="P118"><text:span text:style-name="T1">Asimo de Honda</text:span> es un robot humanoide que se considera una referencia en la robótica. Con la capacidad de caminar y correr a una velocidad de 6 km/h, Asimo puede realizar diversas tareas como subir escaleras, empujar carros o incluso servir bebidas. Destaca por su habilidad de coordinación visuomotora. Sin embargo, fue abandonado en 2018.</text:p>
        </text:list-item>
        <text:list-item>
          <text:p text:style-name="P118"><text:span text:style-name="T1">So</text:span><text:span text:style-name="T14">phi</text:span><text:span text:style-name="T1">a de Hanson Robotics</text:span> destaca por su apariencia realista y expresión facial avanzada. Está diseñada para interactuar con personas, puede sostener conversaciones de audio, cuenta con un detector de caras y realiza seguimiento de personas. Montada sobre una base de rueda, es programable y cuenta con un SDK que permite personalizar y expandir sus características según las necesidades específicas.</text:p>
        </text:list-item>
        <text:list-item>
          <text:p text:style-name="P119"><text:span text:style-name="T1">QRIO de Sony</text:span> es un robot humanoide con la capacidad de correr y realizar movimientos similares a bailar. Está equipado con cámaras para reconocimiento facial y sistemas de audio.</text:p>
        </text:list-item>
      </text:list>
      <text:p text:style-name="P28"/>
      <text:p text:style-name="P29">En humanoides la locomoción con patas es más complicada que la locomoción con ruedas. Además, la interacción fluida con personas presenta dificultades, especialmente en términos de conversación, lenguaje natural y comprensión del contexto. Se ha logrado un avance significativo en este campo evidenciado por la presencia de bots telefónicos y asistentes virtuales.</text:p>
      <text:p text:style-name="P29"/>
      <text:p text:style-name="P29">La <text:span text:style-name="T1">locomoción con patas</text:span> basada en el <text:span text:style-name="T1">equilibrio estático</text:span> significa que si un robot se detiene, no se caerá. Esto se logra manteniendo el centro de gravedad dentro del polígono de apoyo, que es el área que abarcan las patas en contacto con el suelo. Al mover una pata, el polígono de apoyo cambia, permitiendo diferentes modos de caminar, como el paso alternativo en trípode, similar al movimiento de las hormigas. Aunque esta forma de locomoción es segura, puede ser lenta e ineficiente.</text:p>
      <text:p text:style-name="P30">La l<text:span text:style-name="T1">ocomoción con patas</text:span> basada en el <text:span text:style-name="T1">equilibrio dinámico</text:span> se centra en mantener la estabilidad mientras que el robot está en movimiento. <text:span text:style-name="T76">Durante el movimiento, algunas patas pueden estar en el </text:span><text:soft-page-break/><text:span text:style-name="T76">aire, y la estabilidad se mantiene mediante un control más complejo. Para lograr movimientos coordinados, se emplea el concepto de </text:span><text:span text:style-name="T12">Central Pattern Generator (CPGs)</text:span><text:span text:style-name="T76">. Este sistema </text:span><text:span text:style-name="T12">crea</text:span><text:span text:style-name="T76"> modos de caminar, coordinando el movimiento de las articulaciones en cada extremidad y entre todas las extremidades del robot. La </text:span><text:span text:style-name="T12">unidad básica</text:span><text:span text:style-name="T76"> es el </text:span><text:span text:style-name="T12">paso</text:span><text:span text:style-name="T76">, que se repite cíclicamente para realizar la acción de “andar”. </text:span><text:span text:style-name="T77">Este enfoque se inspira en la biología y la actividad neuronal, permitiendo un movimiento más ágil y veloz en comparación con el equilibrio estático.</text:span></text:p>
      <text:p text:style-name="P29"/>
      <text:p text:style-name="P31">La <text:span text:style-name="T1">locomoción con ruedas</text:span> se destaca por su eficiencia y estabilidad estática en comparación con las piernas. Las ruedas pueden presentar una variedad de diseños sofisticados, como varios neumáticos, cadenas con cilindros con otras ruedas… Dos mecanismos comunes son el diferencial en el que para girar se aplica más velocidad a una rueda que a otra, similar al de un tanque, y las ruedas directrices, similares a las de un coche.</text:p>
      <text:p text:style-name="P31"/>
      <text:p text:style-name="P31">En el <text:span text:style-name="T1">ámbito de los espectáculos</text:span>, podemos encontrar enjambres de drones y animatrónica. Los <text:span text:style-name="T1">enjambres de drones</text:span> se caracterizan por crear efectos visuales con luces, controlados con precisión <text:span text:style-name="T1">en posición </text:span>generando formas y patrones en el cielo. Por otro lado, la <text:span text:style-name="T1">animatrónica (dinosaurios de Innova)</text:span>, se centra en <text:span text:style-name="T1">movimientos automáticos</text:span> de figuras, pero carece de interactividad. Estos sistemas permiten la creación de representaciones realistas mediante el control automatizado de movimientos, aunque no involucran la participación activa del espectador.</text:p>
      <text:p text:style-name="P31"/>
      <text:p text:style-name="P57">Robots en salud</text:p>
      <text:p text:style-name="P32"/>
      <text:p text:style-name="P32">En el ámbito de la salud, la <text:span text:style-name="T1">telepresencia</text:span> y los <text:span text:style-name="T1">asistentes personales robotizados</text:span> juegan un papel importante. La <text:span text:style-name="T1">telepresencia</text:span> de doctores permite la asistencia médica a distancia, eliminando la necesidad de desplazamientos físicos. Esto no solo <text:span text:style-name="T1">ahorra tiempo</text:span>, sino que también permite a los profesionales <text:span text:style-name="T1">atender a un mayor número</text:span> de pacientes de manera eficiente. Además, estos sistemas pueden <text:span text:style-name="T1">conectarse</text:span> con <text:span text:style-name="T1">dispositivos médicos</text:span>, ampliando sus capacidades, incluso incorporando <text:span text:style-name="T1">navegación autónoma</text:span>. Un ejemplo en este campo es <text:span text:style-name="T1">RP-VITA</text:span> de iRobot e InTouch Health que cuenta con tres ruedas, pantalla y tableta para facilitar la comunicación remota. </text:p>
      <text:p text:style-name="P32"/>
      <text:p text:style-name="P33"><text:span text:style-name="T97">L</text:span>a <text:span text:style-name="T1">transferencia de pacientes </text:span>implica moverlos de la cama, ayudarles a incorporarse y llevarlos al baño, <text:span text:style-name="T97">requiriendo</text:span> una combinación precisa de <text:span text:style-name="T1">fuerza y suavidad</text:span>. <text:span text:style-name="T97">Prototipos como </text:span><text:span text:style-name="T1">PTR </text:span><text:span text:style-name="T20">R</text:span><text:span text:style-name="T1">obot</text:span> de Blue Ocean Robotics y <text:span text:style-name="T1">PTAssit</text:span> de Toyo<text:span text:style-name="T78">ta están explorando soluciones en este ámbito. Estos sistemas buscan </text:span><text:span text:style-name="T13">facilitar</text:span><text:span text:style-name="T78"> la movilidad de los pacientes de manera segura y cómoda, </text:span><text:span text:style-name="T13">reduciendo</text:span><text:span text:style-name="T78"> la carga física para el personal de atención médica.</text:span></text:p>
      <text:p text:style-name="P33"/>
      <text:p text:style-name="P34">En la <text:span text:style-name="T1">cirugía</text:span>, los robots quirúrgicos se han convertido en asistentes clave para los cirujanos. Estos sistemas, actúan como <text:span text:style-name="T1">asistentes altamente precisos</text:span>. Su manejo <text:span text:style-name="T1">requiere</text:span> entrenamiento y formación específica. Las ventajas que ofrecen incluyen <text:span text:style-name="T1">precisión sin temblores</text:span>, capacidad para maniobrar en <text:span text:style-name="T1">espacios reducidos</text:span>, seguridad con <text:span text:style-name="T1">límites virtuales</text:span>, mejor visión con <text:span text:style-name="T1">modelos 3D</text:span>, <text:span text:style-name="T1">ergonomía</text:span> para el cirujano que puede realizar la intervención sentado, y una <text:span text:style-name="T1">recuperación mejorada</text:span> y <text:span text:style-name="T1">menos invasiva</text:span> para el paciente.</text:p>
      <text:p text:style-name="P34">El robot <text:span text:style-name="T1">Da Vinci</text:span>, ha sido utilizado en diversas cirugías, como cáncer de próstata, colon, recto… Está equipado con 4 brazos de instrumental médico, una cámara con visión 3D, zoom, láser, pinzas y funciones de corte, siendo especialmente efectivo en la extirpación de próstata, con beneficios como menor sangrado, ausencia de incontinencia de orina y recuperación sexual mejorada.</text:p>
      <text:p text:style-name="P34"/>
      <text:p text:style-name="P35">En la <text:span text:style-name="T1">cirugía ortopédica</text:span>, el <text:span text:style-name="T1">robot Mako</text:span> de Stryker destaca especialmente en intervenciones relacionadas con la artritis. Utiliza <text:span text:style-name="T1">modelos anatómicos 3D personalizados</text:span> generados a partir de <text:span text:style-name="T1">tomografías</text:span>, proporcionando al cirujano una gran cantidad de información detallada. Este enfoque personalizado permite una <text:span text:style-name="T1">mayor precisión y control</text:span> durante la cirugía, <text:span text:style-name="T1">minimizando</text:span> <text:span text:style-name="T1">el daño</text:span> a los tejidos sanos y <text:span text:style-name="T1">reduciendo</text:span> la pérdida de sangre. En el caso de operaciones de cadera <text:span text:style-name="T88">o rodilla</text:span>, Mako facilita la <text:span text:style-name="T1">planificación</text:span> de la operación, la <text:span text:style-name="T1">colocación de implantes</text:span> y el <text:span text:style-name="T1">registro del modelo 3D</text:span>, incluso abordando dislocaciones improbables y promoviendo mejores sensaciones permanentes para el paciente, además de incluir límites al corte para garantizar un mayor cuidado de los ligamentos.</text:p>
      <text:p text:style-name="P35"/>
      <text:p text:style-name="P36"><text:span text:style-name="T1">ROSA Brain</text:span> de Zimmer Biomet destaca en la <text:span text:style-name="T1">neurocirugía</text:span> abordando diversas aplicaciones, desde tumores en zonas difíciles hasta intervenciones para tratar la epilepsia, endoscopia y estimulación profunda. Diseñado para ser <text:span text:style-name="T1">mínimamente</text:span> <text:span text:style-name="T1">invasivo</text:span>, este sistema opera con movimientos restringidos en 6 DoF. Es capaz de realizar registros del <text:span text:style-name="T1">modelo 3D</text:span>, actuando como un “<text:span text:style-name="T1">brain GPS</text:span>” durante la cirugía, proporciona<text:span text:style-name="T98">ndo</text:span> al cirujano información detallada y en tiempo real para guiar las intervenciones con rapidez y precisión.</text:p>
      <text:p text:style-name="P36"/>
      <text:p text:style-name="P44"><text:span text:style-name="T98">Para</text:span> la <text:span text:style-name="T1">desinfección y esterilización </text:span>en entornos hospitalarios, se han desarrollado robots como <text:span text:style-name="T1">UVD Robots</text:span>, que emplean <text:span text:style-name="T1">navegación autónoma</text:span> <text:span text:style-name="T98">y</text:span><text:span text:style-name="T1"> </text:span>tecnologías como los <text:span text:style-name="T1">rayos UV-C</text:span>, que elimina<text:span text:style-name="T98">n</text:span> casi el 100% de patógenos y bacterias en solo 10 minutos. Algunos sistemas también incorporan <text:span text:style-name="T1">métodos de desinfección </text:span>con<text:span text:style-name="T1"> spray</text:span> que utilizan peróxido.</text:p>
      <text:p text:style-name="P44"/>
      <text:p text:style-name="P38"><text:span text:style-name="T98">Para e</text:span>l <text:span text:style-name="T1">transporte interno en entornos hospitalarios</text:span>, que implica la movilidad de medicinas, lavandería, comida…, se utilizan <text:span text:style-name="T1">robots autónomos de transporte</text:span> (<text:span text:style-name="T1">AMR</text:span>) <text:span text:style-name="T99">como </text:span><text:span text:style-name="T1">Evocart </text:span><text:span text:style-name="T21">o </text:span><text:span text:style-name="T1">Photoneo</text:span>. Estos robots implementan <text:span text:style-name="T1">sistemas de</text:span> <text:span text:style-name="T1">navegación autónoma</text:span> que les permite moverse <text:soft-page-break/>de manera eficiente y segura por los espacios hospitalarios. Están equipados con <text:span text:style-name="T1">sensores láser</text:span> y tecnología <text:span text:style-name="T1">SLAM</text:span>.</text:p>
      <text:p text:style-name="P37"/>
      <text:p text:style-name="P40">La <text:span text:style-name="T1">rehabilitación</text:span> se <text:span text:style-name="T99">ha </text:span>beneficia<text:span text:style-name="T99">do</text:span> enormemente de tecnologías robóticas, logrando avances notables en <text:span text:style-name="T1">velocidad</text:span> y <text:span text:style-name="T1">eficacia </text:span>en la <text:span text:style-name="T1">recuperación</text:span>. Las prótesis robóticas tiene <text:span text:style-name="T1">conexión</text:span> <text:span text:style-name="T1">a señales cerebrales</text:span> para mejorar la movilidad de piernas, brazos y manos. Empresas como MarsiBionics ofrecen soluciones como el <text:span text:style-name="T1">esqueleto pediátrico Atlas</text:span>, que controla la rigidez de las articulaciones, y <text:span text:style-name="T1">Mak</text:span>, una rodilla activa. <text:span text:style-name="T1">Hocoma</text:span> destaca en la rehabilitación del <text:span text:style-name="T1">equilibrio</text:span> y la <text:span text:style-name="T1">marcha</text:span> con productos como <text:span text:style-name="T1">LokomatPro</text:span> y <text:span text:style-name="T1">Andago</text:span>. También ofrecen soluciones para el brazo y la mano, como <text:span text:style-name="T1">ArmeoPower</text:span> y <text:span text:style-name="T1">ArmeoSpring</text:span>.</text:p>
      <text:p text:style-name="P39">Cyberdyne se enfoca en la rehabilitación de <text:span text:style-name="T1">piernas</text:span> con <text:span text:style-name="T1">Hybrid Assisted Limb</text:span>, que utiliza <text:span text:style-name="T1">señales nerviosas para multiplicar la fuerza por diez</text:span>, beneficioso para personas con daños en la espina dorsal y enfermedades neuromusculares; <text:span text:style-name="T79">y en exoesqueletos lumbares.</text:span></text:p>
      <text:p text:style-name="P39"/>
      <text:p text:style-name="P39"/>
      <text:p text:style-name="P58">Robótica de campo</text:p>
      <text:p text:style-name="P41"/>
      <text:p text:style-name="P42"><text:span text:style-name="T100">L</text:span>a agricultura de precisión se ha vuelto esencial, buscando reducir <text:span text:style-name="T1">costos</text:span> y aumentar la <text:span text:style-name="T1">productividad</text:span>, al <text:span text:style-name="T101">mismo </text:span>tiempo que se enfoca en la sostenibilidad.</text:p>
      <text:p text:style-name="P42">Los robots agrícolas, como los <text:span text:style-name="T1">tractores autónomos</text:span>, representados por <text:span text:style-name="T1">Monarch</text:span>, <text:span text:style-name="T101">r</text:span>ealizan diversas tareas, desde arar y cosechar cultivos, hasta controlar malas hierbas, sembrar y monitorizar cultivos. La combinación de <text:span text:style-name="T1">GPS y visión</text:span>, como la solución <text:span text:style-name="T1">Cognitive Agro Pilot</text:span>, permite una cobertura precisa y una alta adopción.</text:p>
      <text:p text:style-name="P42">En la cosecha de cultivos extensivos, flotas de tractores eléctricos, respaldados por algoritmos de cobertura, <text:span text:style-name="T102">pueden funcionar</text:span> <text:span text:style-name="T1">24/7</text:span>, optimizando la utilización del tiempo.</text:p>
      <text:p text:style-name="P43">Para la cosecha de frutas y hortalizas delicadas, como fresas y tomates, robots como el <text:span text:style-name="T1">Virgo de Root AI</text:span> y el <text:span text:style-name="T1">TX Robotic Strawberry Harvester de Advanced Farm Technologies</text:span> utilizan visión artificial, cámaras RGBD y técnicas de aprendizaje profundo para seleccionar y recolectar los productos maduros sin dañarlos. Las herramientas y técnicas que utilizan suelen ser <text:span text:style-name="T1">pinzas</text:span>, la <text:span text:style-name="T1">succión de vacío</text:span> o el <text:span text:style-name="T1">movimiento</text:span> <text:span text:style-name="T1">entre</text:span> <text:span text:style-name="T1">hileras</text:span> de cepas, matas o enredaderas.</text:p>
      <text:p text:style-name="P64"><text:span text:style-name="T49">En la viticultura, se emplean sistemas avanzados de clasificación de uvas como </text:span><text:span text:style-name="T1">Selectiv Vision de Pellen</text:span><text:span text:style-name="T22">c</text:span><text:span text:style-name="T80">, para mejorar la calidad de los vinos. </text:span><text:span text:style-name="T113">Detecta</text:span><text:span text:style-name="T80"> las uvas sanas de desperfectos utilizando cámaras rápidas para detectar</text:span><text:span text:style-name="T114">las</text:span><text:span text:style-name="T80"> visualmente con DeepLearning, sopladores neumáticos para apartar los desperfectos y una cinta transportadora veloz.</text:span></text:p>
      <text:p text:style-name="P79">Para el <text:span text:style-name="T1">control de las malas hierbas</text:span> se realiza una <text:span text:style-name="T1">fumigación más selectiva</text:span> y eficiente con dispositivos como <text:span text:style-name="T23">See &amp; Spray o VoloDrone</text:span>, o mediante <text:span text:style-name="T1">eliminación mecánica</text:span> con di<text:span text:style-name="T89">s</text:span>positivos <text:span text:style-name="T103">como </text:span><text:span text:style-name="T1">Dino o Ted</text:span>.</text:p>
      <text:p text:style-name="P72">La sembradora y trasplantadora, tanto en exteriores como en interiores, se ha automatizado acelerando incluso la <text:span text:style-name="T1">reforestación</text:span> con dispositivos como <text:span text:style-name="T1">AirSeed</text:span>, que dispensa semillas <text:span text:style-name="T89">conforme el tractor se va moviendo</text:span>.</text:p>
      <text:p text:style-name="P72">La <text:span text:style-name="T1">monitorización de cultivos</text:span> mediante tecnologías como <text:span text:style-name="T1">cámaras térmicas e hiperespectrales</text:span>, o <text:span text:style-name="T1">mapas de la salud de los cultivos</text:span><text:span text:style-name="T33">(observando el NDVI)</text:span>, permiten tomar <text:span text:style-name="T1">decisiones informadas</text:span>.</text:p>
      <text:p text:style-name="P111">El <text:span text:style-name="T1">NDVI, índice vegetal</text:span>, es clave para identificar y analizar la presencia, estructuras y cambios temporales en la vegetación. Su utilidad abarca desde la detección de vegetación hasta la evaluación de daños causados por eventos como incendios.</text:p>
      <text:p text:style-name="P107"><text:span text:style-name="T1">NIR</text:span> es la utilización de la región del espectro electromagnético cercana al infrarrojo para obtener información sobre los cultivos y el suelo.</text:p>
      <text:p text:style-name="P72"/>
      <text:p text:style-name="P73">En la <text:span text:style-name="T1">industria minera</text:span>, la automatización ha mejorado la <text:span text:style-name="T1">seguridad</text:span> y <text:span text:style-name="T1">eficiencia</text:span>. <text:span text:style-name="T1">Taladros automáticos</text:span>, controlados desde un centro de operaciones, aumentan la <text:span text:style-name="T1">precisión</text:span> y <text:span text:style-name="T1">seguridad</text:span> en la perforación con explosivos, especialmente en minería a cielo abierto como <text:span text:style-name="T1">Goldcorp</text:span> y <text:span text:style-name="T1">Rio Tinto.</text:span></text:p>
      <text:p text:style-name="P73">El <text:span text:style-name="T1">transporte de minerales</text:span> se ha transformado con <text:span text:style-name="T1">camiones autónomos gigantes</text:span>, <text:span text:style-name="T1">equipados</text:span> con GPS, cámaras, radar y tecnología de IA. Esto ha reducido accidentes, aumentado la productividad y disminuido los costos operativos en áreas remotas, <text:span text:style-name="T81">como se evidencia en los proyectos de </text:span><text:span text:style-name="T15">Volvo trucks</text:span><text:span text:style-name="T81">.</text:span></text:p>
      <text:p text:style-name="P108">La <text:span text:style-name="T1">exploración minera</text:span> se beneficia de tecnologías de <text:span text:style-name="T1">mapeo 3D</text:span>, incluyendo <text:span text:style-name="T36">LiDAR</text:span>, IMU, cámaras térmicas, equipadas en drones y robots con patas, siendo un área en <text:span text:style-name="T1">constante investigación</text:span>, especialmente en entornos subterráneos y minas acuáticas.</text:p>
      <text:p text:style-name="P109">El <text:span text:style-name="T1">DARPA Subterranean Challenge</text:span> tiene como objetivo fomentar el desarrollo de tecnologías avanzadas para la exploración y mapeo de entornos subterráneos.</text:p>
      <text:p text:style-name="P109"/>
      <text:p text:style-name="P74">En situaciones de <text:span text:style-name="T1">desastres</text:span> como inundaciones, terremotos o accidentes, los robots ayudan a <text:span text:style-name="T1">proporcionar información</text:span> a los equipos de rescate en <text:span text:style-name="T1">entornos</text:span> <text:span text:style-name="T1">peligrosos</text:span> o de <text:span text:style-name="T1">difícil acceso</text:span> para las personas, además de <text:span text:style-name="T1">no</text:span> <text:span text:style-name="T1">cansarse</text:span> y ser <text:span text:style-name="T1">fungibles</text:span>. Un ejemplo de estos pueden ser el uso de <text:soft-page-break/><text:span text:style-name="T1">PackBot de iRobot</text:span> en la central nuclear de Fukushima o <text:span text:style-name="T1">Colossus de SharkRobotics</text:span> en operaciones de extinción de incendios, como el incidente en NotreDame.</text:p>
      <text:p text:style-name="P75">Los robots también <text:span text:style-name="T104">desempeñan funciones</text:span><text:span text:style-name="T1"> específicas</text:span> como <text:span text:style-name="T1">valorar daños</text:span> tras un desastre, <text:span text:style-name="T104">y tienen</text:span> un papel importante en operaciones de búsqueda y rescate para <text:span text:style-name="T1">localizar personas</text:span>. La <text:span text:style-name="T1">versatilidad, rapidez </text:span><text:span text:style-name="T16">y</text:span><text:span text:style-name="T1"> capacidad</text:span> para <text:span text:style-name="T1">cubrir grandes áreas</text:span> hacen que estos robots sean herramientas valiosas en operaciones de rescate, especialmente en entornos sin infraestructuras.</text:p>
      <text:p text:style-name="P75"/>
      <text:p text:style-name="P76"><text:span text:style-name="T105">Para</text:span> la <text:span text:style-name="T1">limpieza de aguas</text:span>, se utilizan robots especializados para <text:span text:style-name="T1">eliminar plásticos</text:span> (500kg/día) antes de que lleguen al océano. Estos robots, como el <text:span text:style-name="T1">WasteShark de RanMarine</text:span>, operan tanto en <text:span text:style-name="T1">modo teleoperado</text:span> mediante radio-control como en <text:span text:style-name="T1">modo autónomo</text:span>, siguiendo <text:span text:style-name="T1">puntos de paso predefinidos</text:span>. Están equipados con tecnologías como GPS y LiDAR para asegurar una navegación segura y eficiente.</text:p>
      <text:p text:style-name="P76"/>
      <text:p text:style-name="P77">La <text:span text:style-name="T1">exploración espacial</text:span> implica desafíos únicos, como la alta radiación, temperatura<text:span text:style-name="T106">s</text:span> extremas y la incapacidad de retorno. Los robots diseñados para el espacio son <text:span text:style-name="T1">desarrollos a medida, costosos</text:span> y equipados con una variedad de sensores. Se emplean <text:span text:style-name="T82">tanto </text:span><text:span text:style-name="T17">patas</text:span><text:span text:style-name="T82"> como </text:span><text:span text:style-name="T17">ruedas</text:span><text:span text:style-name="T82"> para </text:span><text:span text:style-name="T17">garantizar</text:span><text:span text:style-name="T82"> la movilidad en diversos terrenos. Ejemplos pueden ser el </text:span><text:span text:style-name="T17">rover Perseverance</text:span><text:span text:style-name="T82"> o el </text:span><text:span text:style-name="T17">dron Ingenuity</text:span><text:span text:style-name="T82">.</text:span></text:p>
      <text:p text:style-name="P76"/>
      <text:p text:style-name="P78">En la <text:span text:style-name="T1">inspección y mantenimiento</text:span> los robots de servicio ofrecen rapidez, <text:span text:style-name="T1">cubren mucha zona</text:span> en <text:span text:style-name="T1">poco tiempo, </text:span><text:span text:style-name="T24">son</text:span> <text:span text:style-name="T1">más económicos</text:span> a largo plazo en comparación con opciones tradicionales; <text:span text:style-name="T1">seguridad</text:span>, no se ponen personas en riesgo; y <text:span text:style-name="T1">precisión</text:span>, capaces de realizar tareas con alta precisión y consistencia.</text:p>
      <text:p text:style-name="P78"/>
      <text:p text:style-name="P78"><text:span text:style-name="T83">Los robots de servicio son esenciales en </text:span><text:span text:style-name="T18">cartografía</text:span><text:span text:style-name="T83">, ofreciendo capacidades como </text:span><text:span text:style-name="T18">medición de volúmenes, procesamiento SLAM, fotogrametría</text:span><text:span text:style-name="T83"> para mapas tridimensionales a partir de fotografías y </text:span><text:span text:style-name="T18">levantamientos topográficos detallados</text:span><text:span text:style-name="T83">. </text:span><text:span text:style-name="T84">Con herramientas como </text:span><text:span text:style-name="T19">Conyca</text:span><text:span text:style-name="T84"> y plataformas como </text:span><text:span text:style-name="T19">Pix4D Mapper</text:span><text:span text:style-name="T84">, mejoran la eficiencia </text:span><text:span text:style-name="T107">p</text:span><text:span text:style-name="T84">roporciona</text:span><text:span text:style-name="T107">ndo</text:span><text:span text:style-name="T84"> información detallada y en tiempo real en proyectos de mapeo y construcción.</text:span></text:p>
      <text:p text:style-name="P78"/>
      <text:p text:style-name="P80">Los robots enfrentan desafíos en la <text:span text:style-name="T1">inspección de infraestructuras</text:span> como plantas petrolíferas o de gas, calderas, chimeneas industriales y tanques. Ejemplos como <text:span text:style-name="T1">Halo Robotics, Petrobot</text:span> y soluciones específicas como <text:span text:style-name="T1">Tank Farm Inspection</text:span> demuestran su eficacia. <text:span text:style-name="T1">Reducen</text:span> costos al <text:span text:style-name="T1">eliminar</text:span> la necesidad de andamios, <text:span text:style-name="T1">mejoran</text:span> la <text:span text:style-name="T1">seguridad</text:span> al evitar la exposición de personas y utilizan <text:span text:style-name="T1">cámaras</text:span> y <text:span text:style-name="T1">LiDAR </text:span>para inspecciones precisas.</text:p>
      <text:p text:style-name="P80"/>
      <text:p text:style-name="P81">Los <text:span text:style-name="T1">drones</text:span> son considerados robots. Están equipados con actuadores como motores eléctricos de hélices y sensores como el GPS, la IMU…, además de la carga útil. Pueden tener <text:span text:style-name="T1">diferentes configuraciones</text:span> como alas fijas, VTOL (despegue y aterrizaje en vertical) o ser helicópteros y multirotores.</text:p>
      <text:p text:style-name="P81">El <text:span text:style-name="T1">mecanismo de vuelo</text:span> de los multirotores se basa en el control de los ejes yaw, pitch y roll. Este control se logra variando velocidades y el paso de las hélices, generando fuerzas y pares que permiten la <text:span text:style-name="T1">sustentación</text:span> y el <text:span text:style-name="T1">movimiento </text:span>del dron. <text:span text:style-name="T90">Su autonomía es baja.</text:span></text:p>
      <text:p text:style-name="P82">La aeronave utiliza <text:span text:style-name="T1">controladores de vuelo</text:span> o <text:span text:style-name="T1">autopilotos </text:span>como <text:span text:style-name="T1">Ardupilot </text:span>o <text:span text:style-name="T1">PX4</text:span>, y se conecta a la estación de tierra a través de radio o wifi utilizando el protocolo de mensajes <text:span text:style-name="T1">MAVLink</text:span>. <text:span text:style-name="T91"><text:s/>Algunos </text:span><text:span text:style-name="T25">simuladores</text:span><text:span text:style-name="T91"> utilizados para pruebas y entrenamiento de drones son SITL, Gazebo y AirSim.</text:span></text:p>
      <text:p text:style-name="P83">Las <text:span text:style-name="T1">estaciones de tierra</text:span>, como QgroundControl y MissionPlanner, permiten la interacción con los drones, proporcionando interfaces de usuario para la planificación y ejecución de misiones. Además puede recibir datos de diversos sensores a bordo del dron, facilitando el monitoreo en tiempo real.</text:p>
      <text:p text:style-name="P83">El <text:span text:style-name="T1">controlador de vuelo</text:span> está encargado de la estabilización de vuelo y el control de bajo nivel. Puede incluir capacidades de navegación, como <text:span text:style-name="T1">control en posición</text:span> utilizando GPS o <text:span text:style-name="T1">control reactivo en velocidad</text:span>. En algunos casos, se basa en <text:span text:style-name="T1">visión</text:span>, como cámaras RGBD para realizar funciones como seguimiento de personas o esquive de obstáculos.</text:p>
      <text:p text:style-name="P83"><text:soft-page-break/></text:p>
      <text:p text:style-name="P83">En el ámbito <text:span text:style-name="T1">militar</text:span>, los drones de reconocimiento, equipados con cámaras, son <text:span text:style-name="T1">teleoperados</text:span> y se utilizan para localizar objetivos de áreas de interés. También existen <text:span text:style-name="T1">drones-bomba</text:span> altamente precisos o <text:span text:style-name="T1">de combate</text:span> como el Bayraktar TB. <text:span text:style-name="T92">El </text:span><text:span text:style-name="T26">Packbot 525</text:span><text:span text:style-name="T92"> se utiliza para vigilancia o la desactivación de explosivos improvisados.</text:span></text:p>
      <text:p text:style-name="P83"/>
      <text:p text:style-name="P59">Conducción autónoma</text:p>
      <text:p text:style-name="P84"/>
      <text:p text:style-name="P89">Un <text:span text:style-name="T1">coche autónomo</text:span> realiza todas las tareas de conducción de forma autónoma, sin intervención humana.</text:p>
      <text:p text:style-name="P89"/>
      <text:p text:style-name="P84">La <text:span text:style-name="T1">conducción autónoma</text:span> puede <text:span text:style-name="T1">aumentar</text:span> la <text:span text:style-name="T1">movilidad</text:span> de personas mayores, ciegas… y <text:span text:style-name="T1">reducir</text:span> <text:span text:style-name="T1">costes</text:span> de los conductores y <text:span text:style-name="T1">bajar</text:span> los precios. Tiene muchas aplicaciones potenciales como el <text:span text:style-name="T1">transporte de personas</text:span>, el de <text:span text:style-name="T1">mercancías</text:span>…</text:p>
      <text:p text:style-name="P84"/>
      <text:p text:style-name="P91">Las desventajas de los coches autónomos incluyen <text:span text:style-name="T1">preocupaciones con la seguridad</text:span> <text:span text:style-name="T1">y la salud pública</text:span>, como la <text:span text:style-name="T1">posibilidad de fallos de software o hackeo</text:span>; nuevos <text:span text:style-name="T1">factores estresantes</text:span> debido a las <text:span text:style-name="T1">limitaciones</text:span> que puede llegar a tener por <text:span text:style-name="T1">condiciones meteorológicas</text:span> o <text:span text:style-name="T1">falta de mapas</text:span>; y actualmente son <text:span text:style-name="T1">muy caros</text:span> debido a la avanzada tecnología que utiliza.</text:p>
      <text:p text:style-name="P91"/>
      <text:p text:style-name="P91">No se ha conseguido generalizar el problema de la conducción autónoma. Actualmente la solución existente no es válida para todos los vehículos, ni ciudades, ni tiempos atmosféricos...</text:p>
      <text:p text:style-name="P84"/>
      <text:p text:style-name="P85">Los niveles de autonomía de un coche son:</text:p>
      <text:list xml:id="list1207005697" text:style-name="L5">
        <text:list-item>
          <text:p text:style-name="P122"><text:span text:style-name="T1">Sin automatización.</text:span> El conductor es completamente responsable de todas las tareas de conducción</text:p>
        </text:list-item>
        <text:list-item>
          <text:p text:style-name="P122"><text:span text:style-name="T115">Asistencia al conductor.</text:span> El vehículo puede asistir en algunas funciones específicas como la asistencia de dirección.</text:p>
        </text:list-item>
        <text:list-item>
          <text:p text:style-name="P122"><text:span text:style-name="T1">Automatización parcial.</text:span> El vehículo puede controlar simultáneamente dos funciones como el control de velocidad y dirección. E<text:span text:style-name="T116">l</text:span> conductor debe estar listo para intervenir si fuese necesario.</text:p>
        </text:list-item>
        <text:list-item>
          <text:p text:style-name="P122"><text:span text:style-name="T1">Automatización condicional.</text:span> El vehículo puede <text:span text:style-name="T117">realizar</text:span> ciertas tareas de conducción sin intervención del conductor en condiciones específicas. El conductor debe estar preparado para retomar el control si el sistema lo solicita.</text:p>
        </text:list-item>
        <text:list-item>
          <text:p text:style-name="P122"><text:span text:style-name="T1">Automatización elevada.</text:span> El vehículo puede realizar la mayoría de las tareas de conducción en ciertos escenarios sin la necesidad de intervención humana.</text:p>
        </text:list-item>
        <text:list-item>
          <text:p text:style-name="P122"><text:span text:style-name="T1">Automatización completa.</text:span> El vehículo es completamente autónomo y puede manejar todas las situaciones de conducción sin la necesidad de intervención humana.</text:p>
        </text:list-item>
      </text:list>
      <text:p text:style-name="P85"/>
      <text:p text:style-name="P65"><text:span text:style-name="T27">Los Sistemas </text:span><text:span text:style-name="T28">Avanzados </text:span><text:span text:style-name="T27">de A</text:span><text:span text:style-name="T28">sistencia</text:span><text:span text:style-name="T27"> al </text:span><text:span text:style-name="T28">Conductor </text:span><text:span text:style-name="T27">(ADAS) </text:span><text:span text:style-name="T118">incluyen tanto componentes pasivos como activos. Los </text:span><text:span text:style-name="T27">pasivos</text:span><text:span text:style-name="T118"> como </text:span><text:span text:style-name="T27">ABS y ESC</text:span><text:span text:style-name="T118">, son dispositivos de seguridad estándar. Los </text:span><text:span text:style-name="T27">activos</text:span><text:span text:style-name="T118"> incluyen </text:span><text:span text:style-name="T27">control de crucero adaptativo (ACC)</text:span><text:span text:style-name="T118"> para mantener una distancia segura, </text:span><text:span text:style-name="T27">mantenimiento de carril (LKS)</text:span><text:span text:style-name="T118"> o </text:span><text:span text:style-name="T27">aviso de salida de carril (LDWS)</text:span><text:span text:style-name="T118">, f</text:span><text:span text:style-name="T27">renada de emergencia automática (AEB)</text:span><text:span text:style-name="T118"> y </text:span><text:span text:style-name="T27">sistemas de autoaparcamiento</text:span><text:span text:style-name="T118">.</text:span></text:p>
      <text:p text:style-name="P85"/>
      <text:p text:style-name="P86">La <text:span text:style-name="T1">robustez</text:span> en situaciones heterogéneas, también conocida como <text:span text:style-name="T1">dependabilidad</text:span>, es un desafío complejo en el ámbito de la conducción autónoma. Se refiere a la capacidad de los sistemas para funcionar de manera <text:span text:style-name="T1">confiable y segura</text:span> en una variedad de escenarios.</text:p>
      <text:p text:style-name="P86"/>
      <text:p text:style-name="P86">Los <text:span text:style-name="T1">sensores habituales</text:span> <text:span text:style-name="T1">de un coche autónomo</text:span> suelen ser la cámara, el radar y el LiDAR. Con la cámara se pueden detectar líneas, coches, señales y luces de tráfico y humanos; con el radar y el LiDAR se pueden detectar coches y regularmente humanos.</text:p>
      <text:p text:style-name="P86"/>
      <text:p text:style-name="P87">El software de los autos abarca diversos aspectos:</text:p>
      <text:list xml:id="list1397109553" text:style-name="L6">
        <text:list-item>
          <text:p text:style-name="P123"><text:span text:style-name="T1">Percepción</text:span>. <text:span text:style-name="T93">Incluye algoritmos de fusión sensorial para entender la escena del entorno y la técnica SLAM </text:span><text:span text:style-name="T94">para localizarse en él</text:span><text:span text:style-name="T93">.</text:span></text:p>
        </text:list-item>
        <text:list-item>
          <text:p text:style-name="P124"><text:span text:style-name="T1">Planificación</text:span>. Con la información <text:span text:style-name="T119">de</text:span> la percepción se <text:span text:style-name="T95">diseñan</text:span> algoritmos para la planificación de rutas, tanto a nivel global como local.</text:p>
        </text:list-item>
        <text:list-item>
          <text:p text:style-name="P124"><text:soft-page-break/><text:span text:style-name="T1">Control</text:span>. Una vez realizada la planificación, se implementan algoritmos de control para ejecutar las acciones planificadas y garantizar un movimiento seguro y preciso del vehículo.</text:p>
        </text:list-item>
      </text:list>
      <text:p text:style-name="P88"/>
      <text:p text:style-name="P88">Con el tiempo, la forma de programar ha ido evolucionando, pasando de la programación manual a la IA clásica hasta actualmente el Deep Learning.</text:p>
      <text:p text:style-name="P88">A raíz de esto aparecieron las redes neuronales convoluciones, las redes neuronales recurrentes y el aprendizaje por refuerzo.</text:p>
      <text:p text:style-name="P88"/>
      <text:p text:style-name="P97">Hay <text:span text:style-name="T1">dos formas</text:span> de afrontar el problema de la conducción autónoma:</text:p>
      <text:list xml:id="list2773327835" text:style-name="L7">
        <text:list-item>
          <text:p text:style-name="P125"><text:span text:style-name="T1">Conducción modular</text:span>: conjunto de varios componentes en el que cada componente resuelve una tarea. Se divide la tarea compleja en mini tareas.</text:p>
        </text:list-item>
        <text:list-item>
          <text:p text:style-name="P125"><text:span text:style-name="T1">Aprendizaje de extremo a extremo</text:span>: Se genera un dataset a partir de la conducción de expertos y se entrena <text:span text:style-name="T120">un</text:span> modelo con ese mismo dataset.</text:p>
        </text:list-item>
      </text:list>
      <text:p text:style-name="P88"/>
      <text:p text:style-name="P89">Una <text:span text:style-name="T1">percepción ágil y robusta</text:span> implica entender la escena circundante, identificando elementos como carreteras, peatones, vehículos y señales. Se utiliza la detección y seguimiento multiobjeto en 3D, fusionando datos de LiDAR y cámaras. El avance significativo se debe al uso intensivo de Deep Learning, evolucionando de la detección basada en modelos de segmentación semántica, donde cada píxel <text:span text:style-name="T124">de la imagen </text:span>se clasifica y las instancias se segmentan, <text:span text:style-name="T124">proporcionando ubicación y limites de cada objeto</text:span>. También es crucial prever el comportamiento futuro de los objetos de la escena.</text:p>
      <text:p text:style-name="P89"/>
      <text:p text:style-name="P89">Los <text:span text:style-name="T1">mapas HD</text:span> son inventarios detallados de características de la carretera y objetos circundantes, como carriles, curvas, pendientes… Estos mapas ofrecen una precisión métrica y se actualizan de manera continua. Proporcionan información extendida en un campo de 360º y son especialmente útiles en condiciones meteorológicas adversas. Se combinan con los sistemas de percepción a bordo para mejorar la navegación y la toma de decisiones. <text:span text:style-name="T108">Están organizados por capas y cuentan con SDK para su implementación. Se utilizan tanto en sistemas de ayuda a la conducción como en la conducción autónoma. Algunos proveedores son TomTom o HERE.</text:span></text:p>
      <text:p text:style-name="P89"/>
      <text:p text:style-name="P90">La <text:span text:style-name="T1">interfaz de usuario</text:span> para sistemas de conducción autónoma se presenta de forma <text:span text:style-name="T1">gráfica</text:span> mostrando el entorno local, mapas globales con la ruta planificada y variables internas del vehículo. También puede incluir elementos de interacción con audio y voz.</text:p>
      <text:p text:style-name="P90"/>
      <text:p text:style-name="P90">Los <text:span text:style-name="T1">simuladores</text:span> son <text:span text:style-name="T1">esenciales</text:span> para madurar el software de vehículos autónomos, además de poder ser realistas y fotorealistas. Permiten <text:span text:style-name="T1">entrenar modelos</text:span>, <text:span text:style-name="T1">validar el software</text:span> en distintos escenarios, y <text:span text:style-name="T1">evaluar</text:span> la respuesta en casos de choques reales. Ejemplos de simuladores son Carla o Carcraft de Waymo.</text:p>
      <text:p text:style-name="P90"/>
      <text:p text:style-name="P90">La <text:span text:style-name="T1">disponibilidad y diversidad</text:span> <text:span text:style-name="T1">de datos</text:span> son esenciales para el desarrollo software de conducción autónoma. <text:span text:style-name="T109">Estos datos se etiquetan y se utilizan para entrenar las partes de IA.</text:span></text:p>
      <text:p text:style-name="P91"/>
      <text:p text:style-name="P91">Las <text:span text:style-name="T1">pruebas en entornos reales</text:span> son cruciales para evaluar el rendimiento de los sistemas de conducción autónoma en condiciones del mundo real, como ciudades. Se registran los accidentes para evaluar la mejora respecto a los métodos de conducción convencionales.</text:p>
      <text:p text:style-name="P91"/>
      <text:p text:style-name="P106">El <text:span text:style-name="T1">DARPA Grand Challenge</text:span> fue una serie de competiciones que tenían como objetivo fomentar el desarrollo de tecnologías de vehículos autónomos. En el <text:span text:style-name="T1">DARPA Urban Challenge</text:span> se centró en la capacidad de los vehículos autónomos para navegar de forma segura y eficiente en entornos urbanos.</text:p>
      <text:p text:style-name="P60">Robots en Logística</text:p>
      <text:p text:style-name="P92"/>
      <text:p text:style-name="P93">Los <text:span text:style-name="T1">AGV</text:span> <text:span text:style-name="T1">(vehículos de guiado automático)</text:span> y los <text:span text:style-name="T1">AMR</text:span> <text:span text:style-name="T1">(robots móviles autónomos)</text:span> son utilizados para transportar materiales en fábricas o almacenes. Los <text:span text:style-name="T1">AGV</text:span> <text:span text:style-name="T1">siguen</text:span> caminos preestablecidos y son filoguiados, a menudo utilizando marcadores en el suelo, siendo una opción más económica. Los <text:span text:style-name="T1">AMR</text:span> no requieren marcadores y ofrecen mayor flexibilidad, ya que son capaces de evitar obstáculos de <text:span text:style-name="T1">manera autónoma</text:span>. Cuentan con más sensores y son más fáciles de desplegar en entornos dinámicos.</text:p>
      <text:p text:style-name="P93">DTA ofrece AGV para llevar cargas pesadas con <text:span text:style-name="T1">múltiples posibilidades</text:span> de guiado.</text:p>
      <text:p text:style-name="P93"/>
      <text:p text:style-name="P93">Los <text:span text:style-name="T1">robots en cadenas de montaje </text:span><text:span text:style-name="T34">(BMW)</text:span> cuentan con un <text:span text:style-name="T1">mapa conocido del entorno</text:span> y se utilizan para la logística interna, transportar material pesado y piezas a zonas de carga y de descarga.</text:p>
      <text:p text:style-name="P94">En <text:span text:style-name="T1">almacenes</text:span>, se implementan sistemas robóticos para diversas funciones, <text:span text:style-name="T110">como para transporte a la zona de </text:span>paletizado, despaletizado <text:span text:style-name="T110">y </text:span>reabastecimiento; <text:span text:style-name="T110">y la preparación de pedidos. Algunas ventajas de las que ofrecen son el </text:span><text:span text:style-name="T29">aprovechamiento del espacio</text:span><text:span text:style-name="T110">, </text:span><text:span text:style-name="T29">flexibilidad</text:span><text:span text:style-name="T110">, </text:span><text:span text:style-name="T29">escalabilidad</text:span><text:span text:style-name="T110"> y </text:span><text:span text:style-name="T29">eficiencia</text:span><text:span text:style-name="T110"> en el tiempo de entrega. Además, contribuyen a la </text:span><text:span text:style-name="T29">reducción del stock</text:span><text:span text:style-name="T110">, mejorando la fiabilidad y reduciendo costos operativos.</text:span></text:p>
      <text:p text:style-name="P94"/>
      <text:p text:style-name="P95">En <text:span text:style-name="T1">almacenes </text:span><text:span text:style-name="T34">(DHL)</text:span>, los <text:span text:style-name="T1">AMRs</text:span> cuentan con sensor <text:span text:style-name="T1">láser y visión</text:span> y son capaces de seguir a una persona, navegar de <text:span text:style-name="T1">forma autónoma </text:span>sin necesidad de infraestructuras adicionales.</text:p>
      <text:p text:style-name="P95"/>
      <text:p text:style-name="P96">Los <text:span text:style-name="T1">sistemas integrales de logística</text:span>, aumentan la productividad significativamente, <text:span text:style-name="T111">ofreciendo soluciones completas desde la gestión de almacenes hasta la distribución y el transporte de mercancías. Dependiendo del almacén, pueden haber </text:span><text:span text:style-name="T30">cubetas viajeras </text:span><text:span text:style-name="T111">que se van llenando (logística farmacéutica), </text:span><text:span text:style-name="T30">desplazamiento de estanterías</text:span><text:span text:style-name="T111"> (Amazon) o </text:span><text:span text:style-name="T30">uso del eje z</text:span><text:span text:style-name="T111"> permitiendo al robot moverse libremente en los 3 ejes (PUMA </text:span><text:span text:style-name="T122">o XXL</text:span><text:span text:style-name="T111">) y colocar distintas cajas estandarizadas a </text:span><text:span text:style-name="T30">diferentes alturas </text:span><text:span text:style-name="T34">(alta densidad)</text:span><text:span text:style-name="T111">.</text:span></text:p>
      <text:p text:style-name="P96"/>
      <text:p text:style-name="P98">Los <text:span text:style-name="T1">robots de reparto</text:span> se especializan en la última milla de la entrega de productos. Operan en <text:span text:style-name="T1">entornos exteriores</text:span>, enfrentándose a condiciones variables. Muchos prototipos se prueban en situaciones reales para perfeccionar su rendimiento. Utilizan tecnologías de <text:span text:style-name="T1">conducción autónoma</text:span> y suponen un menor riesgo al ir a baja velocidad y ser pequeños. <text:span text:style-name="T112">Ejemplos de este tipo de robots pueden ser el </text:span><text:span text:style-name="T31">prototipo de Amazon, Prime Air</text:span><text:span text:style-name="T112">; el de </text:span><text:span text:style-name="T31">Starship</text:span><text:span text:style-name="T112">, capaz de moverse en entornos urbanos y suburbanos; o </text:span><text:span text:style-name="T31">Nuro R2</text:span><text:span text:style-name="T112">, autorizado por USA a navegar por las calles.</text:span></text:p>
      <text:p text:style-name="P98"/>
      <text:p text:style-name="P61">Aprendizaje Automático en Robótica De Servicio</text:p>
      <text:p text:style-name="P99"/>
      <text:p text:style-name="P100">El <text:span text:style-name="T1">aprendizaje profundo</text:span>, es un modelo de cómputo ajustable con datos. <text:span text:style-name="T123">Es una</text:span><text:span text:style-name="T121"> red neuronal artificial con múltiples capas para aprender y detectar patrones complejos en datos</text:span>. Durante el entrenamiento <text:span text:style-name="T121">del modelo</text:span>, se ajustan <text:span text:style-name="T121">unos pesos </text:span>utilizando datos supervisados. <text:span text:style-name="T121">El algoritmo de aprendizaje u</text:span>tilizado <text:span text:style-name="T121">es </text:span><text:span text:style-name="T1">backpropagation.</text:span><text:span text:style-name="T36"> </text:span><text:span text:style-name="T52">Algunos middlewares neuronales populares son TensorFlow de Google o PyTorch de Meta. Es capaz de realizar tareas como clasificación, detección y regresión y de realizar predicciones.</text:span></text:p>
      <text:p text:style-name="P100"><text:span text:style-name="T52">En el contexto de los robots, se utilizan para la </text:span><text:span text:style-name="T35">percepción</text:span><text:span text:style-name="T52"> (detección de objetos), o en </text:span><text:span text:style-name="T35">control</text:span><text:span text:style-name="T52"> (decisiones de los actuadores). Ayudan a tener un mayor entendimiento de la escena. </text:span><text:span text:style-name="T53">Algunos ejemplos de modelos de redes neuronales son YOLO, SSD o Mask R-CNN.</text:span></text:p>
      <text:p text:style-name="P45"/>
      <text:p text:style-name="P101"><text:span text:style-name="T36">La red de </text:span><text:span text:style-name="T1">clasificación</text:span><text:span text:style-name="T36"> nos proporciona la clase de los elementos detectados, y la de </text:span><text:span text:style-name="T1">detección</text:span><text:span text:style-name="T36"> nos proporciona dónde se encuentra lo detectado y qué es.</text:span></text:p>
      <text:p text:style-name="P46"/>
      <text:p text:style-name="P101"><text:span text:style-name="T36">La </text:span><text:span text:style-name="T1">precisión</text:span><text:span text:style-name="T36"> se refiere a la proporción de instancias positivas identificadas correctamente (verdaderos positivos) entre todas las instancias identificadas como positivas (verdaderos y falsos positivos). El </text:span><text:span text:style-name="T1">recall</text:span><text:span text:style-name="T36"> (exhaustividad) se refiere a la proporción de instancias positivas identificadas correctamente (verdaderos positi</text:span><text:span text:style-name="T61">v</text:span><text:span text:style-name="T36">os) entre todas las instancias positivas reales (verdaderos posit</text:span><text:span text:style-name="T61">i</text:span><text:span text:style-name="T36">vos y falsos negativos).</text:span></text:p>
      <text:p text:style-name="P46"/>
      <text:p text:style-name="P101"><text:span text:style-name="T54">En la </text:span><text:span text:style-name="T32">monitorización visual del tráfico</text:span><text:span text:style-name="T54">, se ha empleado </text:span><text:span text:style-name="T32">Deep Learning</text:span><text:span text:style-name="T54"> para </text:span><text:span text:style-name="T32">mejorar</text:span><text:span text:style-name="T54"> la detección y clasificación de objetos en comparación con la Visión Artificial Clásica (SVM, seguimiento de puntos de interés…), aumentando la </text:span><text:span text:style-name="T32">robustez</text:span><text:span text:style-name="T54"> frente a cámaras malas y condiciones climáticas adversas. </text:span></text:p>
      <text:p text:style-name="P46"/>
      <text:p text:style-name="P102"><text:span text:style-name="T36">En la </text:span><text:span text:style-name="T1">detección 3D de personas en HRI</text:span><text:span text:style-name="T36">, se utiliza una cámara RGBD junto con Deep Learning. Se emplea un modelo de persona 2D, como OpenPose, para extraer información detallada sobre la posición y gestos de las personas en una escena. Luego, mediante el uso de un modelo de persona 3D, se logra estimar la posición </text:span><text:span text:style-name="T55">3D </text:span><text:span text:style-name="T36"><text:s/></text:span><text:span text:style-name="T55">de las personas en el entorno.</text:span></text:p>
      <text:p text:style-name="P47"/>
      <text:p text:style-name="P48">En la implementación de un robot móvil que sigue una persona, se emplea una cámara como sensor principal. Se utilizan redes optimizadas con TensorFlow para la detección de personas, cara e identificar individuos. Además se inco<text:span text:style-name="T125">r</text:span>pora una memoria a corto plazo y el control del robot se puede llevar a cabo mediante VFF.</text:p>
      <text:p text:style-name="P48"/>
      <text:p text:style-name="P48">Para que el drone siga personas se utiliza una cámara con sensor principal y una red neuronal para la detección de personas. Para su control se utilizan tres controladores PID: avance, giro horizontal y elevación, consiguiendo un seguimiento robusto.</text:p>
      <text:p text:style-name="P48"/>
      <text:p text:style-name="P103"><text:span text:style-name="T36">Las </text:span><text:span text:style-name="T1">redes neuronales de extremo a extremo</text:span><text:span text:style-name="T36"> abarcan percepción y toma de decisiones. PilotNet de Nvidia es un ejemplo de red neuronal en el contexto de la conducción autónoma. </text:span><text:span text:style-name="T56">Para mejorar su comportamiento se busca una frecuencia alta en la ejecución de estas redes neuronales.</text:span></text:p>
      <text:p text:style-name="P49"/>
      <text:p text:style-name="P120">El aprendizaje se detiene cuando la función de pérdida en el conjunto de validación comienza a aumentar o deja de disminuir, al llegar a un número máximo de épocas...</text:p>
      <text:p text:style-name="P50"/>
      <text:p text:style-name="P104"><text:span text:style-name="T52">L</text:span><text:span text:style-name="T36">a </text:span><text:span text:style-name="T1">evolución de la función de pérdida</text:span><text:span text:style-name="T36"> durante el entrenamiento indica cómo está mejorando el modelo. El </text:span><text:span text:style-name="T1">tiempo de inferencia</text:span><text:span text:style-name="T36"> se refiere al tiempo que tarda el modelo en realizar predicciones una vez que esté entrenado. Por lo tanto, cuanto más mejore el modelo durante el entrenamiento, el tiempo de inferencia puede ser menor.</text:span></text:p>
      <text:p text:style-name="P50"/>
      <text:p text:style-name="P105"><text:soft-page-break/><text:span text:style-name="T35">T</text:span><text:span text:style-name="T1">ransfer Learning</text:span><text:span text:style-name="T36"> es una técnica de aprendizaje automático que implica reentrenar redes neuronales preentrenadas en conjuntos de datos más generales. Se parte de unos pesos razonables y se reutilizan descriptores, manteniendo los del inicio y ajustando las capas finales específicamente al problema. </text:span><text:span text:style-name="T58">En NPL, primero se entrena un modelo de lenguaje con una cantidad masiva de datos generales, y posteriormente se adapta el modelo a un nuevo conjunto de datos con características particulares.</text:span></text:p>
      <text:p text:style-name="P51"/>
      <text:p text:style-name="P105"><text:span text:style-name="T36">El </text:span><text:span text:style-name="T1">aprendizaje por refuerzo</text:span><text:span text:style-name="T36"> es una técnica de aprendizaje automático en el cual un agente interactúa con un entorno y aprende a realizar acciones para maximizar una recompensa. El agente toma decisiones secuenciales, observa las consecuencias de sus acciones y ajusta su comportamiento con el tiempo. Los algoritmos de aprendizaje utilizados son Q-Learning, en el que el agente aprende a asignar valores </text:span><text:span text:style-name="T57">a una tabla </text:span><text:span text:style-name="T36">Q </text:span><text:span text:style-name="T57">para cada</text:span><text:span text:style-name="T36"> par estado-acción en función de las recompensas recibidas y utiliza estos valores para decidir qué acciones tomar, y actualiza la función de valor Q para decidir sus acciones </text:span><text:span text:style-name="T57">futuras; y Deep Q-Learning, que emplea redes neuronales para aproximar la función Q en lugar de mantener una tabla de valores Q.</text:span></text:p>
      <text:p text:style-name="P52"/>
      <text:p text:style-name="P110"><text:span text:style-name="T57">L</text:span><text:span text:style-name="T36">as </text:span><text:span text:style-name="T1">redes neuronales recurrentes</text:span><text:span text:style-name="T36"> utilizan conexiones retroalimentadas para recordar información anterior, lo que las hace efectivas en tareas que involucran dependencias temporales.</text:span></text:p>
      <text:p text:style-name="P53"/>
      <text:p text:style-name="P53">GPT-4 dada una secuencia de texto, predice qué token es el más probable que puede venir a continuación. La generación se repite token a token.</text:p>
      <text:p text:style-name="P53"/>
      <text:p text:style-name="P110"><text:span text:style-name="T1">Incovenientes de LLM</text:span><text:span text:style-name="T36">: introducción de sesgos </text:span><text:span text:style-name="T60">(de género, raciales)</text:span><text:span text:style-name="T36">, generación de texto sin contrastar (texto inventado) </text:span><text:span text:style-name="T59">e incorporar mecanismos de control es complic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1T16:38:43.237715763</meta:creation-date>
    <dc:date>2024-01-18T09:19:09.306951346</dc:date>
    <meta:editing-duration>PT23H34M22S</meta:editing-duration>
    <meta:editing-cycles>54</meta:editing-cycles>
    <meta:generator>LibreOffice/7.3.7.2$Linux_X86_64 LibreOffice_project/30$Build-2</meta:generator>
    <meta:document-statistic meta:table-count="0" meta:image-count="0" meta:object-count="0" meta:page-count="16" meta:paragraph-count="149" meta:word-count="6461" meta:character-count="42865" meta:non-whitespace-character-count="36571"/>
  </office:meta>
</office:document-meta>
</file>